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style:text-properties fo:language="en" fo:country="US"/>
    </style:style>
    <style:style style:name="P2" style:parent-style-name="Βασικό" style:family="paragraph">
      <style:paragraph-properties fo:margin-left="1.5in" fo:text-indent="0.5in">
        <style:tab-stops/>
      </style:paragraph-properties>
    </style:style>
    <style:style style:name="T3" style:parent-style-name="Προεπιλεγμένηγραμματοσειρά" style:family="text">
      <style:text-properties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T4" style:parent-style-name="Προεπιλεγμένηγραμματοσειρά" style:family="text">
      <style:text-properties fo:font-weight="bold" style:font-weight-asian="bold" fo:font-size="18pt" style:font-size-asian="18pt" style:font-size-complex="18pt" style:text-underline-type="single" style:text-underline-style="solid" style:text-underline-width="auto" style:text-underline-mode="continuous"/>
    </style:style>
    <style:style style:name="P5" style:parent-style-name="Βασικό" style:family="paragraph">
      <style:text-properties fo:font-weight="bold" style:font-weight-asian="bold"/>
    </style:style>
    <style:style style:name="P6" style:parent-style-name="Βασικό" style:family="paragraph">
      <style:text-properties fo:font-weight="bold" style:font-weight-asian="bold"/>
    </style:style>
    <style:style style:name="P7" style:parent-style-name="Βασικό" style:family="paragraph">
      <style:paragraph-properties fo:margin-left="1.5in">
        <style:tab-stops/>
      </style:paragraph-properties>
    </style:style>
    <style:style style:name="P8" style:parent-style-name="Βασικό" style:family="paragraph">
      <style:paragraph-properties fo:margin-left="1.5in" fo:text-indent="0.5in">
        <style:tab-stops/>
      </style:paragraph-properties>
    </style:style>
    <style:style style:name="P9" style:parent-style-name="Βασικό" style:family="paragraph">
      <style:paragraph-properties fo:margin-left="2in">
        <style:tab-stops/>
      </style:paragraph-properties>
    </style:style>
    <style:style style:name="P10" style:parent-style-name="Βασικό" style:family="paragraph">
      <style:text-properties fo:font-weight="bold" style:font-weight-asian="bold"/>
    </style:style>
    <style:style style:name="P11" style:parent-style-name="Βασικό" style:family="paragraph">
      <style:text-properties fo:font-weight="bold" style:font-weight-asian="bold"/>
    </style:style>
    <style:style style:name="P12" style:parent-style-name="Βασικό" style:family="paragraph">
      <style:text-properties fo:font-weight="bold" style:font-weight-asian="bold"/>
    </style:style>
    <style:style style:name="P13" style:parent-style-name="Βασικό" style:family="paragraph">
      <style:text-properties fo:font-weight="bold" style:font-weight-asian="bold"/>
    </style:style>
    <style:style style:name="P14" style:parent-style-name="Βασικό" style:family="paragraph">
      <style:text-properties fo:font-weight="bold" style:font-weight-asian="bold"/>
    </style:style>
    <style:style style:name="P15" style:parent-style-name="Βασικό" style:family="paragraph">
      <style:text-properties fo:font-weight="bold" style:font-weight-asian="bold"/>
    </style:style>
    <style:style style:name="P16" style:parent-style-name="Βασικό" style:family="paragraph">
      <style:text-properties fo:font-weight="bold" style:font-weight-asian="bold"/>
    </style:style>
    <style:style style:name="P17" style:parent-style-name="Βασικό" style:family="paragraph">
      <style:text-properties fo:font-weight="bold" style:font-weight-asian="bold"/>
    </style:style>
    <style:style style:name="P18" style:parent-style-name="Βασικό" style:family="paragraph">
      <style:text-properties fo:font-weight="bold" style:font-weight-asian="bold"/>
    </style:style>
    <style:style style:name="P19" style:parent-style-name="Βασικό" style:family="paragraph">
      <style:text-properties fo:font-weight="bold" style:font-weight-asian="bold"/>
    </style:style>
    <style:style style:name="P20" style:parent-style-name="Βασικό" style:family="paragraph">
      <style:text-properties fo:font-weight="bold" style:font-weight-asian="bold"/>
    </style:style>
    <style:style style:name="P21" style:parent-style-name="Βασικό" style:family="paragraph">
      <style:text-properties fo:font-weight="bold" style:font-weight-asian="bold"/>
    </style:style>
    <style:style style:name="P22" style:parent-style-name="Βασικό" style:family="paragraph">
      <style:text-properties fo:font-weight="bold" style:font-weight-asian="bold"/>
    </style:style>
    <style:style style:name="P23" style:parent-style-name="Βασικό" style:family="paragraph">
      <style:text-properties fo:font-weight="bold" style:font-weight-asian="bold"/>
    </style:style>
    <style:style style:name="P24" style:parent-style-name="Βασικό" style:family="paragraph">
      <style:text-properties fo:font-weight="bold" style:font-weight-asian="bold"/>
    </style:style>
    <style:style style:name="P25" style:parent-style-name="Βασικό" style:family="paragraph">
      <style:text-properties fo:font-weight="bold" style:font-weight-asian="bold"/>
    </style:style>
    <style:style style:name="T26" style:parent-style-name="Προεπιλεγμένηγραμματοσειρά" style:family="text">
      <style:text-properties fo:font-weight="bold" style:font-weight-asian="bold"/>
    </style:style>
    <style:style style:name="T27" style:parent-style-name="Προεπιλεγμένηγραμματοσειρά" style:family="text">
      <style:text-properties fo:font-weight="bold" style:font-weight-asian="bold"/>
    </style:style>
    <style:style style:name="T28" style:parent-style-name="Προεπιλεγμένηγραμματοσειρά" style:family="text">
      <style:text-properties fo:font-weight="bold" style:font-weight-asian="bold"/>
    </style:style>
    <style:style style:name="T29" style:parent-style-name="Προεπιλεγμένηγραμματοσειρά" style:family="text">
      <style:text-properties fo:font-weight="bold" style:font-weight-asian="bold"/>
    </style:style>
    <style:style style:name="T30" style:parent-style-name="Προεπιλεγμένηγραμματοσειρά" style:family="text">
      <style:text-properties fo:font-weight="bold" style:font-weight-asian="bold" fo:language="en" fo:country="US"/>
    </style:style>
    <style:style style:name="T31" style:parent-style-name="Προεπιλεγμένηγραμματοσειρά" style:family="text">
      <style:text-properties fo:font-weight="bold" style:font-weight-asian="bold"/>
    </style:style>
    <style:style style:name="P32" style:parent-style-name="Βασικό" style:family="paragraph">
      <style:text-properties fo:language="en" fo:country="US"/>
    </style:style>
    <style:style style:name="P33" style:parent-style-name="Βασικό" style:family="paragraph">
      <style:text-properties fo:language="en" fo:country="US"/>
    </style:style>
    <style:style style:name="P34" style:parent-style-name="Βασικό" style:family="paragraph">
      <style:text-properties fo:language="en" fo:country="US"/>
    </style:style>
    <style:style style:name="P35" style:parent-style-name="Βασικό" style:family="paragraph">
      <style:text-properties fo:language="en" fo:country="US"/>
    </style:style>
    <style:style style:name="P36" style:parent-style-name="Βασικό" style:family="paragraph">
      <style:text-properties fo:font-weight="bold" style:font-weight-asian="bold" fo:language="en" fo:country="US"/>
    </style:style>
    <style:style style:name="P37" style:parent-style-name="Βασικό" style:family="paragraph">
      <style:text-properties fo:language="en" fo:country="US"/>
    </style:style>
    <style:style style:name="P38" style:parent-style-name="Βασικό" style:family="paragraph">
      <style:text-properties fo:language="en" fo:country="US"/>
    </style:style>
    <style:style style:name="P39" style:parent-style-name="Βασικό" style:family="paragraph">
      <style:text-properties fo:language="en" fo:country="US"/>
    </style:style>
    <style:style style:name="P40" style:parent-style-name="Βασικό" style:family="paragraph">
      <style:text-properties fo:language="en" fo:country="US"/>
    </style:style>
    <style:style style:name="P41" style:parent-style-name="Βασικό" style:family="paragraph">
      <style:text-properties fo:language="en" fo:country="US"/>
    </style:style>
    <style:style style:name="P42" style:parent-style-name="Βασικό" style:family="paragraph">
      <style:text-properties fo:language="en" fo:country="US"/>
    </style:style>
    <style:style style:name="P43" style:parent-style-name="Βασικό" style:family="paragraph">
      <style:text-properties fo:language="en" fo:country="US"/>
    </style:style>
    <style:style style:name="P44" style:parent-style-name="Βασικό" style:family="paragraph">
      <style:text-properties fo:language="en" fo:country="US"/>
    </style:style>
    <style:style style:name="P45" style:parent-style-name="Βασικό" style:family="paragraph">
      <style:text-properties fo:language="en" fo:country="US"/>
    </style:style>
    <style:style style:name="P46" style:parent-style-name="Βασικό" style:family="paragraph">
      <style:text-properties fo:language="en" fo:country="US"/>
    </style:style>
    <style:style style:name="P47" style:parent-style-name="Βασικό" style:family="paragraph">
      <style:text-properties fo:language="en" fo:country="US"/>
    </style:style>
    <style:style style:name="P48" style:parent-style-name="Βασικό" style:family="paragraph">
      <style:text-properties fo:language="en" fo:country="US"/>
    </style:style>
    <style:style style:name="P49" style:parent-style-name="Βασικό" style:family="paragraph">
      <style:text-properties fo:language="en" fo:country="US"/>
    </style:style>
    <style:style style:name="P50" style:parent-style-name="Βασικό" style:family="paragraph">
      <style:text-properties fo:font-weight="bold" style:font-weight-asian="bold" fo:language="en" fo:country="US"/>
    </style:style>
    <style:style style:name="P51" style:parent-style-name="Βασικό" style:family="paragraph">
      <style:text-properties fo:language="en" fo:country="US"/>
    </style:style>
    <style:style style:name="P52" style:parent-style-name="Βασικό" style:family="paragraph">
      <style:text-properties fo:language="en" fo:country="US"/>
    </style:style>
    <style:style style:name="P53" style:parent-style-name="Βασικό" style:family="paragraph">
      <style:text-properties fo:language="en" fo:country="US"/>
    </style:style>
    <style:style style:name="P54" style:parent-style-name="Βασικό" style:family="paragraph">
      <style:text-properties fo:language="en" fo:country="US"/>
    </style:style>
    <style:style style:name="P55" style:parent-style-name="Βασικό" style:family="paragraph">
      <style:text-properties fo:language="en" fo:country="US"/>
    </style:style>
    <style:style style:name="P56" style:parent-style-name="Βασικό" style:family="paragraph">
      <style:text-properties fo:language="en" fo:country="US"/>
    </style:style>
    <style:style style:name="P57" style:parent-style-name="Βασικό" style:family="paragraph">
      <style:text-properties fo:language="en" fo:country="US"/>
    </style:style>
    <style:style style:name="P58" style:parent-style-name="Βασικό" style:family="paragraph">
      <style:text-properties fo:language="en" fo:country="US"/>
    </style:style>
    <style:style style:name="P59" style:parent-style-name="Βασικό" style:family="paragraph">
      <style:text-properties fo:language="en" fo:country="US"/>
    </style:style>
    <style:style style:name="P60" style:parent-style-name="Βασικό" style:family="paragraph">
      <style:text-properties fo:language="en" fo:country="US"/>
    </style:style>
    <style:style style:name="P61" style:parent-style-name="Βασικό" style:family="paragraph">
      <style:text-properties fo:language="en" fo:country="US"/>
    </style:style>
    <style:style style:name="P62" style:parent-style-name="Βασικό" style:family="paragraph">
      <style:text-properties fo:language="en" fo:country="US"/>
    </style:style>
    <style:style style:name="P63" style:parent-style-name="Βασικό" style:family="paragraph">
      <style:text-properties fo:language="en" fo:country="US"/>
    </style:style>
    <style:style style:name="P64" style:parent-style-name="Βασικό" style:family="paragraph">
      <style:text-properties fo:language="en" fo:country="US"/>
    </style:style>
    <style:style style:name="P65" style:parent-style-name="Βασικό" style:family="paragraph">
      <style:text-properties fo:language="en" fo:country="US"/>
    </style:style>
    <style:style style:name="P66" style:parent-style-name="Βασικό" style:family="paragraph">
      <style:text-properties fo:language="en" fo:country="US"/>
    </style:style>
    <style:style style:name="P67" style:parent-style-name="Βασικό" style:family="paragraph">
      <style:text-properties fo:language="en" fo:country="US"/>
    </style:style>
    <style:style style:name="P68" style:parent-style-name="Βασικό" style:family="paragraph">
      <style:text-properties fo:language="en" fo:country="US"/>
    </style:style>
    <style:style style:name="P69" style:parent-style-name="Βασικό" style:family="paragraph">
      <style:text-properties fo:language="en" fo:country="US"/>
    </style:style>
    <style:style style:name="P70" style:parent-style-name="Βασικό" style:family="paragraph">
      <style:text-properties fo:language="en" fo:country="US"/>
    </style:style>
    <style:style style:name="P71" style:parent-style-name="Βασικό" style:family="paragraph">
      <style:text-properties fo:language="en" fo:country="US"/>
    </style:style>
    <style:style style:name="P72" style:parent-style-name="Βασικό" style:family="paragraph">
      <style:text-properties fo:language="en" fo:country="US"/>
    </style:style>
    <style:style style:name="P73" style:parent-style-name="Βασικό" style:family="paragraph">
      <style:text-properties fo:language="en" fo:country="US"/>
    </style:style>
    <style:style style:name="P74" style:parent-style-name="Βασικό" style:family="paragraph">
      <style:text-properties fo:language="en" fo:country="US"/>
    </style:style>
    <style:style style:name="P75" style:parent-style-name="Βασικό" style:family="paragraph">
      <style:text-properties fo:language="en" fo:country="US"/>
    </style:style>
    <style:style style:name="P76" style:parent-style-name="Βασικό" style:family="paragraph">
      <style:text-properties fo:language="en" fo:country="US"/>
    </style:style>
    <style:style style:name="P77" style:parent-style-name="Βασικό" style:family="paragraph">
      <style:text-properties fo:language="en" fo:country="US"/>
    </style:style>
    <style:style style:name="P78" style:parent-style-name="Βασικό" style:family="paragraph">
      <style:text-properties fo:language="en" fo:country="US"/>
    </style:style>
    <style:style style:name="P79" style:parent-style-name="Βασικό" style:family="paragraph">
      <style:text-properties fo:language="en" fo:country="US"/>
    </style:style>
    <style:style style:name="P80" style:parent-style-name="Βασικό" style:family="paragraph">
      <style:text-properties fo:language="en" fo:country="US"/>
    </style:style>
    <style:style style:name="P81" style:parent-style-name="Βασικό" style:family="paragraph">
      <style:text-properties fo:language="en" fo:country="US"/>
    </style:style>
    <style:style style:name="P82" style:parent-style-name="Βασικό" style:family="paragraph">
      <style:text-properties fo:language="en" fo:country="US"/>
    </style:style>
    <style:style style:name="P83" style:parent-style-name="Βασικό" style:family="paragraph">
      <style:text-properties fo:language="en" fo:country="US"/>
    </style:style>
    <style:style style:name="P84" style:parent-style-name="Βασικό" style:family="paragraph">
      <style:text-properties fo:language="en" fo:country="US"/>
    </style:style>
    <style:style style:name="P85" style:parent-style-name="Βασικό" style:family="paragraph">
      <style:text-properties fo:language="en" fo:country="US"/>
    </style:style>
    <style:style style:name="P86" style:parent-style-name="Βασικό" style:family="paragraph">
      <style:text-properties fo:language="en" fo:country="US"/>
    </style:style>
    <style:style style:name="P87" style:parent-style-name="Βασικό" style:family="paragraph">
      <style:text-properties fo:language="en" fo:country="US"/>
    </style:style>
    <style:style style:name="P88" style:parent-style-name="Βασικό" style:family="paragraph">
      <style:text-properties fo:language="en" fo:country="US"/>
    </style:style>
    <style:style style:name="P89" style:parent-style-name="Βασικό" style:family="paragraph">
      <style:text-properties fo:language="en" fo:country="US"/>
    </style:style>
    <style:style style:name="P90" style:parent-style-name="Βασικό" style:family="paragraph">
      <style:text-properties fo:language="en" fo:country="US"/>
    </style:style>
    <style:style style:name="P91" style:parent-style-name="Βασικό" style:family="paragraph">
      <style:text-properties fo:language="en" fo:country="US"/>
    </style:style>
    <style:style style:name="P92" style:parent-style-name="Βασικό" style:family="paragraph">
      <style:text-properties fo:language="en" fo:country="US"/>
    </style:style>
    <style:style style:name="P93" style:parent-style-name="Βασικό" style:family="paragraph">
      <style:text-properties fo:language="en" fo:country="US"/>
    </style:style>
    <style:style style:name="P94" style:parent-style-name="Βασικό" style:family="paragraph">
      <style:text-properties fo:language="en" fo:country="US"/>
    </style:style>
    <style:style style:name="P95" style:parent-style-name="Βασικό" style:family="paragraph">
      <style:text-properties fo:language="en" fo:country="US"/>
    </style:style>
    <style:style style:name="P96" style:parent-style-name="Βασικό" style:family="paragraph">
      <style:text-properties fo:language="en" fo:country="US"/>
    </style:style>
    <style:style style:name="P97" style:parent-style-name="Βασικό" style:family="paragraph">
      <style:text-properties fo:language="en" fo:country="US"/>
    </style:style>
    <style:style style:name="P98" style:parent-style-name="Βασικό" style:family="paragraph">
      <style:text-properties fo:language="en" fo:country="US"/>
    </style:style>
    <style:style style:name="P99" style:parent-style-name="Βασικό" style:family="paragraph">
      <style:text-properties fo:language="en" fo:country="US"/>
    </style:style>
    <style:style style:name="P100" style:parent-style-name="Βασικό" style:family="paragraph">
      <style:text-properties fo:language="en" fo:country="US"/>
    </style:style>
    <style:style style:name="P101" style:parent-style-name="Βασικό" style:family="paragraph">
      <style:text-properties fo:language="en" fo:country="US"/>
    </style:style>
    <style:style style:name="P102" style:parent-style-name="Βασικό" style:family="paragraph">
      <style:text-properties fo:language="en" fo:country="US"/>
    </style:style>
    <style:style style:name="P103" style:parent-style-name="Βασικό" style:family="paragraph">
      <style:text-properties fo:language="en" fo:country="US"/>
    </style:style>
    <style:style style:name="P104" style:parent-style-name="Βασικό" style:family="paragraph">
      <style:text-properties fo:language="en" fo:country="US"/>
    </style:style>
    <style:style style:name="P105" style:parent-style-name="Βασικό" style:family="paragraph">
      <style:text-properties fo:language="en" fo:country="US"/>
    </style:style>
    <style:style style:name="P106" style:parent-style-name="Βασικό" style:family="paragraph">
      <style:text-properties fo:language="en" fo:country="US"/>
    </style:style>
    <style:style style:name="P107" style:parent-style-name="Βασικό" style:family="paragraph">
      <style:text-properties fo:language="en" fo:country="US"/>
    </style:style>
    <style:style style:name="P108" style:parent-style-name="Βασικό" style:family="paragraph">
      <style:text-properties fo:language="en" fo:country="US"/>
    </style:style>
    <style:style style:name="P109" style:parent-style-name="Βασικό" style:family="paragraph">
      <style:text-properties fo:language="en" fo:country="US"/>
    </style:style>
    <style:style style:name="T110" style:parent-style-name="Προεπιλεγμένηγραμματοσειρά" style:family="text">
      <style:text-properties style:font-name="Cambria Math" style:font-name-complex="Cambria Math" fo:language="en" fo:country="US"/>
    </style:style>
    <style:style style:name="T111" style:parent-style-name="Προεπιλεγμένηγραμματοσειρά" style:family="text">
      <style:text-properties fo:language="en" fo:country="US"/>
    </style:style>
    <style:style style:name="T112" style:parent-style-name="Προεπιλεγμένηγραμματοσειρά" style:family="text">
      <style:text-properties fo:language="en" fo:country="US"/>
    </style:style>
    <style:style style:name="T113" style:parent-style-name="Προεπιλεγμένηγραμματοσειρά" style:family="text">
      <style:text-properties style:font-name="Cambria Math" style:font-name-complex="Cambria Math" fo:language="en" fo:country="US"/>
    </style:style>
    <style:style style:name="T114" style:parent-style-name="Προεπιλεγμένηγραμματοσειρά" style:family="text">
      <style:text-properties fo:language="en" fo:country="US"/>
    </style:style>
    <style:style style:name="T115" style:parent-style-name="Προεπιλεγμένηγραμματοσειρά" style:family="text">
      <style:text-properties fo:language="en" fo:country="US"/>
    </style:style>
    <style:style style:name="T116" style:parent-style-name="Προεπιλεγμένηγραμματοσειρά" style:family="text">
      <style:text-properties style:font-name="Cambria Math" style:font-name-complex="Cambria Math" fo:language="en" fo:country="US"/>
    </style:style>
    <style:style style:name="T117" style:parent-style-name="Προεπιλεγμένηγραμματοσειρά" style:family="text">
      <style:text-properties fo:language="en" fo:country="US"/>
    </style:style>
    <style:style style:name="T118" style:parent-style-name="Προεπιλεγμένηγραμματοσειρά" style:family="text">
      <style:text-properties fo:language="en" fo:country="US"/>
    </style:style>
    <style:style style:name="T119" style:parent-style-name="Προεπιλεγμένηγραμματοσειρά" style:family="text">
      <style:text-properties fo:language="en" fo:country="US"/>
    </style:style>
    <style:style style:name="T120" style:parent-style-name="Προεπιλεγμένηγραμματοσειρά" style:family="text">
      <style:text-properties style:font-name="Cambria Math" style:font-name-complex="Cambria Math" fo:language="en" fo:country="US"/>
    </style:style>
    <style:style style:name="T121" style:parent-style-name="Προεπιλεγμένηγραμματοσειρά" style:family="text">
      <style:text-properties fo:language="en" fo:country="US"/>
    </style:style>
    <style:style style:name="T122" style:parent-style-name="Προεπιλεγμένηγραμματοσειρά" style:family="text">
      <style:text-properties style:font-name="Cambria Math" style:font-name-complex="Cambria Math" fo:language="en" fo:country="US"/>
    </style:style>
    <style:style style:name="T123" style:parent-style-name="Προεπιλεγμένηγραμματοσειρά" style:family="text">
      <style:text-properties fo:language="en" fo:country="US"/>
    </style:style>
    <style:style style:name="T124" style:parent-style-name="Προεπιλεγμένηγραμματοσειρά" style:family="text">
      <style:text-properties style:font-name="Cambria Math" style:font-name-complex="Cambria Math" fo:language="en" fo:country="US"/>
    </style:style>
    <style:style style:name="T125" style:parent-style-name="Προεπιλεγμένηγραμματοσειρά" style:family="text">
      <style:text-properties fo:language="en" fo:country="US"/>
    </style:style>
    <style:style style:name="T126" style:parent-style-name="Προεπιλεγμένηγραμματοσειρά" style:family="text">
      <style:text-properties style:font-name="Cambria Math" style:font-name-complex="Cambria Math" fo:language="en" fo:country="US"/>
    </style:style>
    <style:style style:name="T127" style:parent-style-name="Προεπιλεγμένηγραμματοσειρά" style:family="text">
      <style:text-properties fo:language="en" fo:country="US"/>
    </style:style>
    <style:style style:name="T128" style:parent-style-name="Προεπιλεγμένηγραμματοσειρά" style:family="text">
      <style:text-properties fo:language="en" fo:country="US"/>
    </style:style>
    <style:style style:name="T129" style:parent-style-name="Προεπιλεγμένηγραμματοσειρά" style:family="text">
      <style:text-properties fo:language="en" fo:country="US"/>
    </style:style>
    <style:style style:name="T130" style:parent-style-name="Προεπιλεγμένηγραμματοσειρά" style:family="text">
      <style:text-properties style:font-name="Cambria Math" style:font-name-complex="Cambria Math" fo:language="en" fo:country="US"/>
    </style:style>
    <style:style style:name="T131" style:parent-style-name="Προεπιλεγμένηγραμματοσειρά" style:family="text">
      <style:text-properties fo:language="en" fo:country="US"/>
    </style:style>
    <style:style style:name="T132" style:parent-style-name="Προεπιλεγμένηγραμματοσειρά" style:family="text">
      <style:text-properties fo:language="en" fo:country="US"/>
    </style:style>
    <style:style style:name="T133" style:parent-style-name="Προεπιλεγμένηγραμματοσειρά" style:family="text">
      <style:text-properties fo:language="en" fo:country="US"/>
    </style:style>
    <style:style style:name="T134" style:parent-style-name="Προεπιλεγμένηγραμματοσειρά" style:family="text">
      <style:text-properties fo:language="en" fo:country="US"/>
    </style:style>
    <style:style style:name="P135" style:parent-style-name="Βασικό" style:family="paragraph">
      <style:text-properties fo:font-weight="bold" style:font-weight-asian="bold" fo:language="en" fo:country="US"/>
    </style:style>
    <style:style style:name="P136" style:parent-style-name="Βασικό" style:family="paragraph">
      <style:text-properties fo:language="en" fo:country="US"/>
    </style:style>
    <style:style style:name="P137" style:parent-style-name="Βασικό" style:family="paragraph">
      <style:text-properties fo:language="en" fo:country="US"/>
    </style:style>
    <style:style style:name="P138" style:parent-style-name="Βασικό" style:family="paragraph">
      <style:text-properties fo:language="en" fo:country="US"/>
    </style:style>
    <style:style style:name="P139" style:parent-style-name="Βασικό" style:family="paragraph">
      <style:text-properties fo:language="en" fo:country="US"/>
    </style:style>
    <style:style style:name="P140" style:parent-style-name="Βασικό" style:family="paragraph">
      <style:text-properties fo:language="en" fo:country="US"/>
    </style:style>
    <style:style style:name="P141" style:parent-style-name="Βασικό" style:family="paragraph">
      <style:text-properties fo:language="en" fo:country="US"/>
    </style:style>
    <style:style style:name="P142" style:parent-style-name="Βασικό" style:family="paragraph">
      <style:text-properties fo:language="en" fo:country="US"/>
    </style:style>
    <style:style style:name="P143" style:parent-style-name="Βασικό" style:family="paragraph">
      <style:text-properties fo:language="en" fo:country="US"/>
    </style:style>
    <style:style style:name="P144" style:parent-style-name="Βασικό" style:family="paragraph">
      <style:text-properties fo:language="en" fo:country="US"/>
    </style:style>
    <style:style style:name="P145" style:parent-style-name="Βασικό" style:family="paragraph">
      <style:text-properties fo:language="en" fo:country="US"/>
    </style:style>
    <style:style style:name="P146" style:parent-style-name="Βασικό" style:family="paragraph">
      <style:text-properties fo:language="en" fo:country="US"/>
    </style:style>
    <style:style style:name="P147" style:parent-style-name="Βασικό" style:family="paragraph">
      <style:text-properties fo:language="en" fo:country="US"/>
    </style:style>
    <style:style style:name="P148" style:parent-style-name="Βασικό" style:family="paragraph">
      <style:text-properties fo:language="en" fo:country="US"/>
    </style:style>
    <style:style style:name="P149" style:parent-style-name="Βασικό" style:family="paragraph">
      <style:text-properties fo:language="en" fo:country="US"/>
    </style:style>
    <style:style style:name="P150" style:parent-style-name="Βασικό" style:family="paragraph">
      <style:text-properties fo:language="en" fo:country="US"/>
    </style:style>
    <style:style style:name="P151" style:parent-style-name="Βασικό" style:family="paragraph">
      <style:text-properties fo:language="en" fo:country="US"/>
    </style:style>
    <style:style style:name="P152" style:parent-style-name="Βασικό" style:family="paragraph">
      <style:text-properties fo:language="en" fo:country="US"/>
    </style:style>
    <style:style style:name="P153" style:parent-style-name="Βασικό" style:family="paragraph">
      <style:text-properties fo:language="en" fo:country="US"/>
    </style:style>
    <style:style style:name="P154" style:parent-style-name="Βασικό" style:family="paragraph">
      <style:text-properties fo:language="en" fo:country="US"/>
    </style:style>
    <style:style style:name="P155" style:parent-style-name="Βασικό" style:family="paragraph">
      <style:text-properties fo:language="en" fo:country="US"/>
    </style:style>
    <style:style style:name="T156" style:parent-style-name="Προεπιλεγμένηγραμματοσειρά" style:family="text">
      <style:text-properties fo:language="en" fo:country="US"/>
    </style:style>
    <style:style style:name="T157" style:parent-style-name="Προεπιλεγμένηγραμματοσειρά" style:family="text">
      <style:text-properties style:font-name="Cambria Math" style:font-name-complex="Cambria Math" fo:language="en" fo:country="US"/>
    </style:style>
    <style:style style:name="T158" style:parent-style-name="Προεπιλεγμένηγραμματοσειρά" style:family="text">
      <style:text-properties fo:language="en" fo:country="US"/>
    </style:style>
    <style:style style:name="T159" style:parent-style-name="Προεπιλεγμένηγραμματοσειρά" style:family="text">
      <style:text-properties fo:language="en" fo:country="US"/>
    </style:style>
    <style:style style:name="T160" style:parent-style-name="Προεπιλεγμένηγραμματοσειρά" style:family="text">
      <style:text-properties style:font-name="Cambria Math" style:font-name-complex="Cambria Math" fo:language="en" fo:country="US"/>
    </style:style>
    <style:style style:name="T161" style:parent-style-name="Προεπιλεγμένηγραμματοσειρά" style:family="text">
      <style:text-properties fo:language="en" fo:country="US"/>
    </style:style>
    <style:style style:name="T162" style:parent-style-name="Προεπιλεγμένηγραμματοσειρά" style:family="text">
      <style:text-properties style:font-name="Cambria Math" style:font-name-complex="Cambria Math" fo:language="en" fo:country="US"/>
    </style:style>
    <style:style style:name="T163" style:parent-style-name="Προεπιλεγμένηγραμματοσειρά" style:family="text">
      <style:text-properties fo:language="en" fo:country="US"/>
    </style:style>
    <style:style style:name="T164" style:parent-style-name="Προεπιλεγμένηγραμματοσειρά" style:family="text">
      <style:text-properties style:font-name="Cambria Math" style:font-name-complex="Cambria Math" fo:language="en" fo:country="US"/>
    </style:style>
    <style:style style:name="T165" style:parent-style-name="Προεπιλεγμένηγραμματοσειρά" style:family="text">
      <style:text-properties fo:language="en" fo:country="US"/>
    </style:style>
    <style:style style:name="T166" style:parent-style-name="Προεπιλεγμένηγραμματοσειρά" style:family="text">
      <style:text-properties style:font-name="Cambria Math" style:font-name-complex="Cambria Math" fo:language="en" fo:country="US"/>
    </style:style>
    <style:style style:name="T167" style:parent-style-name="Προεπιλεγμένηγραμματοσειρά" style:family="text">
      <style:text-properties fo:language="en" fo:country="US"/>
    </style:style>
    <style:style style:name="T168" style:parent-style-name="Προεπιλεγμένηγραμματοσειρά" style:family="text">
      <style:text-properties style:font-name="Cambria Math" style:font-name-complex="Cambria Math" fo:language="en" fo:country="US"/>
    </style:style>
    <style:style style:name="T169" style:parent-style-name="Προεπιλεγμένηγραμματοσειρά" style:family="text">
      <style:text-properties fo:language="en" fo:country="US"/>
    </style:style>
    <style:style style:name="T170" style:parent-style-name="Προεπιλεγμένηγραμματοσειρά" style:family="text">
      <style:text-properties fo:language="en" fo:country="US"/>
    </style:style>
    <style:style style:name="T171" style:parent-style-name="Προεπιλεγμένηγραμματοσειρά" style:family="text">
      <style:text-properties style:font-name="Cambria Math" style:font-name-complex="Cambria Math" fo:language="en" fo:country="US"/>
    </style:style>
    <style:style style:name="T172" style:parent-style-name="Προεπιλεγμένηγραμματοσειρά" style:family="text">
      <style:text-properties fo:language="en" fo:country="US"/>
    </style:style>
    <style:style style:name="T173" style:parent-style-name="Προεπιλεγμένηγραμματοσειρά" style:family="text">
      <style:text-properties style:font-name="Cambria Math" style:font-name-complex="Cambria Math" fo:language="en" fo:country="US"/>
    </style:style>
    <style:style style:name="T174" style:parent-style-name="Προεπιλεγμένηγραμματοσειρά" style:family="text">
      <style:text-properties fo:language="en" fo:country="US"/>
    </style:style>
    <style:style style:name="T175" style:parent-style-name="Προεπιλεγμένηγραμματοσειρά" style:family="text">
      <style:text-properties style:font-name="Cambria Math" style:font-name-complex="Cambria Math" fo:language="en" fo:country="US"/>
    </style:style>
    <style:style style:name="T176" style:parent-style-name="Προεπιλεγμένηγραμματοσειρά" style:family="text">
      <style:text-properties fo:language="en" fo:country="US"/>
    </style:style>
    <style:style style:name="T177" style:parent-style-name="Προεπιλεγμένηγραμματοσειρά" style:family="text">
      <style:text-properties style:font-name="Cambria Math" style:font-name-complex="Cambria Math" fo:language="en" fo:country="US"/>
    </style:style>
    <style:style style:name="T178" style:parent-style-name="Προεπιλεγμένηγραμματοσειρά" style:family="text">
      <style:text-properties fo:language="en" fo:country="US"/>
    </style:style>
    <style:style style:name="T179" style:parent-style-name="Προεπιλεγμένηγραμματοσειρά" style:family="text">
      <style:text-properties style:font-name="Cambria Math" style:font-name-complex="Cambria Math" fo:language="en" fo:country="US"/>
    </style:style>
    <style:style style:name="T180" style:parent-style-name="Προεπιλεγμένηγραμματοσειρά" style:family="text">
      <style:text-properties fo:language="en" fo:country="US"/>
    </style:style>
    <style:style style:name="T181" style:parent-style-name="Προεπιλεγμένηγραμματοσειρά" style:family="text">
      <style:text-properties fo:language="en" fo:country="US"/>
    </style:style>
    <style:style style:name="T182" style:parent-style-name="Προεπιλεγμένηγραμματοσειρά" style:family="text">
      <style:text-properties style:font-name="Cambria Math" style:font-name-complex="Cambria Math" fo:language="en" fo:country="US"/>
    </style:style>
    <style:style style:name="T183" style:parent-style-name="Προεπιλεγμένηγραμματοσειρά" style:family="text">
      <style:text-properties fo:language="en" fo:country="US"/>
    </style:style>
    <style:style style:name="T184" style:parent-style-name="Προεπιλεγμένηγραμματοσειρά" style:family="text">
      <style:text-properties fo:language="en" fo:country="US"/>
    </style:style>
    <style:style style:name="T185" style:parent-style-name="Προεπιλεγμένηγραμματοσειρά" style:family="text">
      <style:text-properties fo:language="en" fo:country="US"/>
    </style:style>
    <style:style style:name="T186" style:parent-style-name="Προεπιλεγμένηγραμματοσειρά" style:family="text">
      <style:text-properties fo:language="en" fo:country="US"/>
    </style:style>
    <style:style style:name="T187" style:parent-style-name="Προεπιλεγμένηγραμματοσειρά" style:family="text">
      <style:text-properties fo:language="en" fo:country="US"/>
    </style:style>
    <style:style style:name="T188" style:parent-style-name="Προεπιλεγμένηγραμματοσειρά" style:family="text">
      <style:text-properties fo:language="en" fo:country="US"/>
    </style:style>
    <style:style style:name="T189" style:parent-style-name="Προεπιλεγμένηγραμματοσειρά" style:family="text">
      <style:text-properties fo:language="en" fo:country="US"/>
    </style:style>
    <style:style style:name="T190" style:parent-style-name="Προεπιλεγμένηγραμματοσειρά" style:family="text">
      <style:text-properties fo:language="en" fo:country="US"/>
    </style:style>
    <style:style style:name="T191" style:parent-style-name="Προεπιλεγμένηγραμματοσειρά" style:family="text">
      <style:text-properties fo:language="en" fo:country="US"/>
    </style:style>
    <style:style style:name="T192" style:parent-style-name="Προεπιλεγμένηγραμματοσειρά" style:family="text">
      <style:text-properties fo:language="en" fo:country="US"/>
    </style:style>
    <style:style style:name="P193" style:parent-style-name="Βασικό" style:family="paragraph">
      <style:text-properties fo:language="en" fo:country="US"/>
    </style:style>
    <style:style style:name="P194" style:parent-style-name="Βασικό" style:family="paragraph">
      <style:text-properties fo:language="en" fo:country="US"/>
    </style:style>
    <style:style style:name="P195" style:parent-style-name="Βασικό" style:family="paragraph">
      <style:text-properties fo:language="en" fo:country="US"/>
    </style:style>
    <style:style style:name="P196" style:parent-style-name="Βασικό" style:family="paragraph">
      <style:text-properties fo:language="en" fo:country="US"/>
    </style:style>
    <style:style style:name="P197" style:parent-style-name="Βασικό" style:family="paragraph">
      <style:text-properties fo:language="en" fo:country="US"/>
    </style:style>
    <style:style style:name="P198" style:parent-style-name="Βασικό" style:family="paragraph">
      <style:text-properties fo:language="en" fo:country="US"/>
    </style:style>
    <style:style style:name="P199" style:parent-style-name="Βασικό" style:family="paragraph">
      <style:text-properties fo:language="en" fo:country="US"/>
    </style:style>
    <style:style style:name="P200" style:parent-style-name="Βασικό" style:family="paragraph">
      <style:text-properties fo:language="en" fo:country="US"/>
    </style:style>
    <style:style style:name="P201" style:parent-style-name="Βασικό" style:family="paragraph">
      <style:text-properties fo:language="en" fo:country="US"/>
    </style:style>
    <style:style style:name="P202" style:parent-style-name="Βασικό" style:family="paragraph">
      <style:text-properties fo:language="en" fo:country="US"/>
    </style:style>
    <style:style style:name="P203" style:parent-style-name="Βασικό" style:family="paragraph">
      <style:text-properties fo:language="en" fo:country="US"/>
    </style:style>
    <style:style style:name="P204" style:parent-style-name="Βασικό" style:family="paragraph">
      <style:text-properties fo:language="en" fo:country="US"/>
    </style:style>
    <style:style style:name="P205" style:parent-style-name="Βασικό" style:family="paragraph">
      <style:text-properties fo:language="en" fo:country="US"/>
    </style:style>
    <style:style style:name="P206" style:parent-style-name="Βασικό" style:family="paragraph">
      <style:text-properties fo:language="en" fo:country="US"/>
    </style:style>
    <style:style style:name="P207" style:parent-style-name="Βασικό" style:family="paragraph">
      <style:text-properties fo:language="en" fo:country="US"/>
    </style:style>
    <style:style style:name="P208" style:parent-style-name="Βασικό" style:family="paragraph">
      <style:text-properties fo:language="en" fo:country="US"/>
    </style:style>
    <style:style style:name="P209" style:parent-style-name="Βασικό" style:family="paragraph">
      <style:text-properties fo:language="en" fo:country="US"/>
    </style:style>
    <style:style style:name="P210" style:parent-style-name="Βασικό" style:family="paragraph">
      <style:text-properties fo:language="en" fo:country="US"/>
    </style:style>
    <style:style style:name="P211" style:parent-style-name="Βασικό" style:family="paragraph">
      <style:text-properties fo:language="en" fo:country="US"/>
    </style:style>
    <style:style style:name="P212" style:parent-style-name="Βασικό" style:family="paragraph">
      <style:text-properties fo:language="en" fo:country="US"/>
    </style:style>
    <style:style style:name="P213" style:parent-style-name="Βασικό" style:family="paragraph">
      <style:text-properties fo:language="en" fo:country="US"/>
    </style:style>
    <style:style style:name="P214" style:parent-style-name="Βασικό" style:family="paragraph">
      <style:text-properties fo:language="en" fo:country="US"/>
    </style:style>
    <style:style style:name="P215" style:parent-style-name="Βασικό" style:family="paragraph">
      <style:text-properties fo:language="en" fo:country="US"/>
    </style:style>
    <style:style style:name="P216" style:parent-style-name="Βασικό" style:family="paragraph">
      <style:text-properties fo:language="en" fo:country="US"/>
    </style:style>
    <style:style style:name="P217" style:parent-style-name="Βασικό" style:family="paragraph">
      <style:text-properties fo:language="en" fo:country="US"/>
    </style:style>
    <style:style style:name="P218" style:parent-style-name="Βασικό" style:family="paragraph">
      <style:text-properties fo:language="en" fo:country="US"/>
    </style:style>
    <style:style style:name="P219" style:parent-style-name="Βασικό" style:family="paragraph">
      <style:text-properties fo:language="en" fo:country="US"/>
    </style:style>
    <style:style style:name="P220" style:parent-style-name="Βασικό" style:family="paragraph">
      <style:text-properties fo:language="en" fo:country="US"/>
    </style:style>
    <style:style style:name="P221" style:parent-style-name="Βασικό" style:family="paragraph">
      <style:text-properties fo:language="en" fo:country="US"/>
    </style:style>
    <style:style style:name="P222" style:parent-style-name="Βασικό" style:family="paragraph">
      <style:text-properties fo:language="en" fo:country="US"/>
    </style:style>
    <style:style style:name="P223" style:parent-style-name="Βασικό" style:family="paragraph">
      <style:text-properties fo:language="en" fo:country="US"/>
    </style:style>
    <style:style style:name="P224" style:parent-style-name="Βασικό" style:family="paragraph">
      <style:text-properties fo:language="en" fo:country="US"/>
    </style:style>
    <style:style style:name="P225" style:parent-style-name="Βασικό" style:family="paragraph">
      <style:text-properties fo:language="en" fo:country="US"/>
    </style:style>
    <style:style style:name="P226" style:parent-style-name="Βασικό" style:family="paragraph">
      <style:text-properties fo:language="en" fo:country="US"/>
    </style:style>
    <style:style style:name="P227" style:parent-style-name="Βασικό" style:family="paragraph">
      <style:text-properties fo:language="en" fo:country="US"/>
    </style:style>
    <style:style style:name="P228" style:parent-style-name="Βασικό" style:family="paragraph">
      <style:text-properties fo:language="en" fo:country="US"/>
    </style:style>
    <style:style style:name="P229" style:parent-style-name="Βασικό" style:family="paragraph">
      <style:text-properties fo:language="en" fo:country="US"/>
    </style:style>
    <style:style style:name="P230" style:parent-style-name="Βασικό" style:family="paragraph">
      <style:text-properties fo:language="en" fo:country="US"/>
    </style:style>
    <style:style style:name="P231" style:parent-style-name="Βασικό" style:family="paragraph">
      <style:text-properties fo:language="en" fo:country="US"/>
    </style:style>
    <style:style style:name="P232" style:parent-style-name="Βασικό" style:family="paragraph">
      <style:text-properties fo:language="en" fo:country="US"/>
    </style:style>
    <style:style style:name="P233" style:parent-style-name="Βασικό" style:family="paragraph">
      <style:text-properties fo:language="en" fo:country="US"/>
    </style:style>
    <style:style style:name="P234" style:parent-style-name="Βασικό" style:family="paragraph">
      <style:text-properties fo:language="en" fo:country="US"/>
    </style:style>
    <style:style style:name="P235" style:parent-style-name="Βασικό" style:family="paragraph">
      <style:text-properties fo:language="en" fo:country="US"/>
    </style:style>
    <style:style style:name="P236" style:parent-style-name="Βασικό" style:family="paragraph">
      <style:text-properties fo:language="en" fo:country="US"/>
    </style:style>
    <style:style style:name="P237" style:parent-style-name="Βασικό" style:family="paragraph">
      <style:text-properties fo:language="en" fo:country="US"/>
    </style:style>
    <style:style style:name="P238" style:parent-style-name="Βασικό" style:family="paragraph">
      <style:text-properties fo:font-weight="bold" style:font-weight-asian="bold"/>
    </style:style>
    <style:style style:name="P239" style:parent-style-name="Βασικό" style:family="paragraph">
      <style:text-properties fo:font-weight="bold" style:font-weight-asian="bold"/>
    </style:style>
    <style:style style:name="P240" style:parent-style-name="Παράγραφοςλίστας" style:family="paragraph"/>
    <style:style style:name="T241" style:parent-style-name="Υπερ-σύνδεση" style:family="text">
      <style:text-properties fo:language="en" fo:country="US"/>
    </style:style>
    <style:style style:name="P242" style:parent-style-name="Παράγραφοςλίστας" style:family="paragraph"/>
    <style:style style:name="P243" style:parent-style-name="Παράγραφοςλίστας" style:family="paragraph"/>
    <style:style style:name="P244" style:parent-style-name="Παράγραφοςλίστας" style:family="paragraph">
      <style:text-properties fo:language="en" fo:country="US"/>
    </style:style>
    <style:style style:name="P245" style:parent-style-name="Παράγραφοςλίστας" style:family="paragraph">
      <style:text-properties fo:language="en" fo:country="US"/>
    </style:style>
    <style:style style:name="P246" style:parent-style-name="Βασικό" style:family="paragraph">
      <style:text-properties fo:language="en" fo:country="US"/>
    </style:style>
    <style:style style:name="P247" style:parent-style-name="Βασικό" style:family="paragraph">
      <style:text-properties fo:language="en" fo:country="US"/>
    </style:style>
    <style:style style:name="P248" style:parent-style-name="Βασικό" style:family="paragraph">
      <style:text-properties fo:language="en" fo:country="US"/>
    </style:style>
    <style:style style:name="P249" style:parent-style-name="Βασικό" style:family="paragraph">
      <style:text-properties fo:language="en" fo:country="US" style:language-asian="el" style:country-asian="GR"/>
    </style:style>
  </office:automatic-styles>
  <office:body>
    <office:text text:use-soft-page-breaks="true">
      <text:p text:style-name="P1"/>
      <text:p text:style-name="P2"><text:span text:style-name="T3">PROJECT</text:span><text:span text:style-name="T4"><text:s/>2018-19</text:span></text:p>
      <text:p text:style-name="P5"/>
      <text:p text:style-name="P6"/>
      <text:p text:style-name="P7"><text:s text:c="9"/>ΟΡΟΛΟΓΙΑ ΚΑΙ ΤΕΧΝΙΚΗ ΣΥΓΓΡΑΦΗ</text:p>
      <text:p text:style-name="Βασικό"/>
      <text:p text:style-name="Βασικό"/>
      <text:p text:style-name="Βασικό"/>
      <text:p text:style-name="Βασικό"/>
      <text:p text:style-name="Βασικό"/>
      <text:p text:style-name="Βασικό"/>
      <text:p text:style-name="P8">ΜΕΛΑΚΗΣ ΝΙΚΟΛΑΟΣ-ΤΠ4726</text:p>
      <text:p text:style-name="P9">ΚΑΤΣΙΦΗΣ ΑΝΔΡΕΑΣ-ΤΠ4726</text:p>
      <text:p text:style-name="Βασικό"/>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Βασικό"><text:span text:style-name="T26"><text:tab/></text:span><text:span text:style-name="T27"><text:tab/></text:span><text:span text:style-name="T28"><text:tab/></text:span><text:span text:style-name="T29"><text:tab/><text:s text:c="9"/></text:span>ΗΡΑΚΛΕΙΟ, 2019</text:p>
      <text:soft-page-break/>
      <text:p text:style-name="Βασικό"><text:span text:style-name="T30">CHAPTER</text:span><text:span text:style-name="T31"><text:s/>1</text:span></text:p>
      <text:p text:style-name="P32">SUMMARY</text:p>
      <text:p text:style-name="P33">The purpose of this work is to highlight the main points in<text:s/>which security issues arise in relation to computer networking but also to explain and analyze the weaknesses that create these security issues. In particular, the first chapter introduces the necessary theoretical background on which all the work is based. This background includes references to types and categories of computer networks. At times, many are the ways in which computer networks have been categorized. Each of these criteria is just as important as the rest. However, we can say that a commonly accepted categorization is based on two criteria, transmission technology and scale. Then in Chapter 4 we pass to the main topic of the work which deals with the analysis of the weaknesses from which the security issues arise. Equally important is the attacks that are being made as a result of these vulnerabilities in the networks. Finally, in the 5th and final chapter we talk about the various techniques that have been proposed from time to time to solve the issue of security. Such methods are cryptography,<text:s/>the use of firewalls, security protocols, and so on. However, we come to the conclusion that when no method and technique will be 100% safe, due to the unprofitable cost of developing such a system. We believe that network security is an issue that needs<text:s/>constant monitoring and commitment to those who are interested in such matters.</text:p>
      <text:p text:style-name="P34"/>
      <text:p text:style-name="P35"/>
      <text:p text:style-name="P36">CHAPTER 2</text:p>
      <text:p text:style-name="P37">IMPORT</text:p>
      <text:p text:style-name="P38"/>
      <text:p text:style-name="P39">A typical and indicative definition - but not complete and extensive - of the term "Computer and Network Security" is to prevent attacks to prevent unauthorized exploitation of computer and network resources and data.</text:p>
      <text:p text:style-name="P40">The first network, ARNANET, was initially designed for flexibility. Over time and as far as nodes were concerned, the first steps of hacking began. Initially, researchers using the network exchanged funny and annoying messages. It was rare at that time to attempt a remote connection to another node to be considered an attack, mainly because network users were a small group of people who personally knew each other. The first real security problems<text:s/>occurred around 1980 mainly due to the use of computers for confidential data management and specific data related to the military information area. The culmination came in 1986, due to an accounting mistake that Cliff Stoll noted in a telephone bill linking computers to ARPANET, the Lawrence Berkeley National Laboratory in northern California, found out how an international effort was made through the network to steal information from military knots in America.</text:p>
      <text:p text:style-name="P41">Shared use of computing and network resources and information grows exponentially, and in 1980 it is necessary to use operating systems to prevent users from unwanted - deliberate or non - interacting and shielding networks against their unsafe nature. In addition to the ability to conceal information (required in the case of the transmission of classified information), it is also necessary to preserve its correctness during transport and recovery (which is a requirement of businesses and organizations). Computers are both instruments<text:s/><text:soft-page-break/>and targets for<text:s/>attacks and their security is not seen as an end in itself but as the key element of information security.</text:p>
      <text:p text:style-name="P42">In order to clarify the term security, it is necessary to define (a) what resources should be 'protected' and (b) against which 'threats'.</text:p>
      <text:p text:style-name="P43">Resources<text:s/>to be protected are processes and files or data that are stored or transferred to computers or computer networks.</text:p>
      <text:p text:style-name="P44">Threats to security of information are considered to be various forms of reproduced code, such as viruses and worms, executable shell scripts<text:s/>that can use bugs to manipulate process access rights, gaps in software configuration and operating systems.</text:p>
      <text:p text:style-name="P45">In the context of a more general view, security is seen as the successful neutralization of threats such as theft, fraud, espionage, blackmail, terrorism.</text:p>
      <text:p text:style-name="P46">Based on the motive of the attack, which may be a simple desire to gain access to prohibited resources until the unorthodox achievement of political and economic goals, the following categories of invaders are distinguished:</text:p>
      <text:p text:style-name="P47">Process of<text:s/>attacking computer and network security as a challenge for its programming capabilities.</text:p>
      <text:p text:style-name="P48">Spies: They seek the illegal acquisition of information with the ultimate goal of politics.</text:p>
      <text:p text:style-name="P49"/>
      <text:p text:style-name="P50">CHAPTER 4</text:p>
      <text:p text:style-name="P51"/>
      <text:p text:style-name="P52">4.1. The Importance of Safety</text:p>
      <text:p text:style-name="P53"> A system is safe as much as people who use it. No one cares about the security of a system that is constantly running and has the necessary backups to return to normal operation if a hardware problem occurs. The problem arises when a functional need (such as confidentiality) has to be implemented. Once security systems implementations begin, there is no visible end to improving security. Anyone who does not have access to the system will try to find a vulnerability in security. Because then we will particularly refer to vulnerability, it<text:s/>is good to give it the definition. I think it is a weak point (in the specific case of a computing system) that draws on the benefit of those who are interested in devising a way to invade a system, without of course having the necessary rights when someone accidentally uses the vulnerabilities of a network or of a computer network then we are talking about a security breach incident. The vulnerabilities are mainly due to design and manufacturing errors. Nowadays it is extremely easy for unauthorized users<text:s/>to access data, and this is because of the vulnerability of the computer systems and networks mentioned above. In many systems there are loose safety valves, resulting in attacks, which are often not easy to read immediately. Even the most "innocent" information, such as what programs run computers, what protocols are used are very important hackers. With this knowledge they can test their known vulnerabilities and gain access to important information. The internet is a means of disseminating information. But this also applies to hackers who transmit information about their weaknesses in operating systems, protocols, and applications. On the Internet, there is a speed competition between how quickly manufacturers and computer system operators will react to fix a new weak point in their<text:s/><text:soft-page-break/>system before hackers are also attacked and want to take advantage of the weak point to invade the system. According to CERT / CC data and daily attacks, no one on the internet can be considered safe. The results of a security<text:s/>breach of a computing system or network may be the time lost to recover the functionality of the computer systems, financial loss and loss of reliability, any legal issues that may arise, and much more. Attacks are usually aimed at attacking the credibility, reputation and functionality of organizations, resulting in direct or indirect financial burdens. Attacks have also been reported on sites in the Greek area mainly in state organizations for defamation. The most well-known of these organizations are the<text:s/>US Congress Library, NASA attacks, attacks on the IPSwitch network software maker, Purdue, the Geodynamic Institute, the ISP interconnection company, the Ministry of Education website, and many more . Many of the primary network protocols, now part of the<text:s/>internet infrastructure, were not designed with security in mind. Without the necessary secure infrastructure, it is difficult to defend the network. In addition, the internet is a dynamic environment in terms of both its manufacturing technologies and its topology. During the initial stages of IP creation, the purpose was to create a protocol that could interconnect heterogeneous networks in a way that each computer would have a unique identity. This would make it easier to exchange and transmit data between specific computers and see recipients. The interconnected networks initially concerned universities or research institutes and the objective was inter-university cooperation. For this reason, there has never been a security issue in IP design. In a fatal way, therefore, the necessary safeguards do not exist, though necessary. When later on with the huge spread of the Internet and its use for commercial purposes appeared the issue of security, it had to be handled at a higher level, as at the level of application or, more rarely, at the level of transportation. For example, the Secure Sockets Layer (SSL) protocol works at the transport level, while the Secure HTTP (SHTTP) protocol works at the application level. Due to the nature of the open Internet environment and the way the protocols were originally designed, the attacks were easy to find and could not be detected in time. The attacker does not need to be present on the site that attacks, but instead can be found anywhere in the world, and it is even possible to conceal the location. An important tactic or method for enhancing network security that has emerged in recent years is the creation and use of virtual private networks (VPNs) using appropriate software or hardware. The basic function of this method is to encode the packet to be transmitted and then to incorporate it into another new packet that is sent to the destination. Despite the success of the proposed security enhancing methods, serious problems still persist.</text:p>
      <text:p text:style-name="P54">4.2. History of Network Attacks</text:p>
      <text:p text:style-name="P55">The first major security incident occurred on the internet in 1988. It was named Morris worm [16] by the name of Cornell University student Robert Morris, who wrote a program that could be linked to another computer, copied to it and started do the same<text:s/>with the next computer on the network. This self-replicating program caused a geometric explosion of internet attacks. 23 The program used so many resources from the system that it was, so it eventually ceased to be functional. The result was that 10% of computers connected to ARPANET (totaling 88,000) stopped working at the same time. The network that could have been the instrument to help resolve the problem had ceased to be operational. In addition, many site administrators for fear of "infecting" their<text:s/>systems, stopped communicating with the network to cope with the situation, making more nodes unconnected. It was such a great feeling that the Morris worm, which the Ministry of Defense decided to fund an immediate security response team now called the CERT Coordination Center. CERT / CC is a<text:s/><text:soft-page-break/>well-organized Internet safety institute that provides information, technical support and coverage to Internet users in general. It has databases with most internet attacks, software training and development teams, and Internet and network security techniques in general. There are other organizations and institutes such as CERT / CC, but less of a range. They are the FIRST (Forum of Incident Response and Security Teams), a form of community that monitors and devises ways of defending online attacks. FIRST numbered in 1996, the 57 members in government, trade and academia, and with a significant contribution to the security of the internet. Since the first major emergence of a massive assault, to date the very development of the Internet has been such that it has made it a means of transporting vast amounts of information about its vulnerabilities. It has succeeded in bringing together people in groups that are not personally familiar, but they share 24 interests and aspirations. The movement of information is free and reaches rapidly on every part of the globe. Young people learn from the knowledgeable new ways of attacking, are powered by tools, are trained in methods, they are experienced in discovering new vulnerabilities and all together try to get to know the group hidden behind their pseudonym, but their presence in the world is noticeable. It is difficult to identify people who cause security breach. An attacker can be a teenager wondering what he can do on the web,<text:s/>or a student who built a new tool or implemented an idea he had in a program, or someone trying to get the same benefit or a paid spy trying to steal information on competitors from companies and even from states. He may still be a dismissed or unhappy employee. It can do it for fun, intellectual competition, sense of strength, political presence or financial gain. To control vulnerability in systems, most have been done, with most funding being provided by the US Department of Defense, which focuses on military services and security services. In such a survey, scientists from DISA (Defense Information Systems Agency) have been attacking military service computers in the space between 1992 and 1995. According to the results of the survey, there were 38,000<text:s/>attacks, of which 13,300 were repelled, 27,400 were successful, 988 were discovered, 23,712 went unnoticed [17]. According to DISA estimates, the Ministry of Defense systems must have received 250,000 attacks from 1992-1995 [19]. Assuming that these 25 systems account for 10% of the Internet, they estimate that 2.5 million attacks were made on the internet only in the period 1992-1995. They also conclude that 1 in 140 attacks are reported.</text:p>
      <text:p text:style-name="P56">4.3 Types of Attacks</text:p>
      <text:p text:style-name="P57">Attacks on websites</text:p>
      <text:p text:style-name="P58"> Websites of the<text:s/>internet have always been the easy target for hacker attacks. This was because the safety guards they had and have not always been satisfactory enough to repel such invasions. The attack in this case is done by changing the link on the main page and setting it to point to another malicious site. There are few cases where organizations have seen their reputation hurt by such attacks. Major corporations, government agencies, military programs are the main targets.</text:p>
      <text:p text:style-name="P59">Attacking the Nomenclature Service (DNS)</text:p>
      <text:p text:style-name="P60"> Another way to modify the websites of a site that users see is to change the IP address that the node is supposed to have from the Domain Name Service. For example, if the IP address of the www.victim.com site was translated to 13.42.111.33, the attack would<text:s/>result in changing the appropriate DomainNameServer database components and the page pointing to another website, malicious, e.g. pornographic content. Eugene 26 Kashpureff, an AlterNIC<text:s/><text:soft-page-break/>executive, changed the database data held by Domain Names and IP addresses so that those who were trying to go to the InterNIC page were led to AlterNIC pages. From there, users could click on the actual page with a click [18]. The assault took place in a weekend in July 1997 as a protest against InterNIC's monopoly on DNS top-level management for .com, .org, .net and thus gaining $ 78 million. Kashpureff was eventually arrested in Canada with an FBI warrant and he was tried for 2 years of surveillance and a $ 100 ($ 100) fine after a deal with InterNIC's Network Solutions and public apology. Attack with Sacred Horses</text:p>
      <text:p text:style-name="P61">Trojan horses are malicious programs that pretend to have different functions from what they actually have-and from there, their name appears. They are usually part of other programs, but they can also act individually.</text:p>
      <text:p text:style-name="P62">Attack with "worms"</text:p>
      <text:p text:style-name="P63">Worms are programs that act autonomously and "crawl" (so the name "worm" is derived) from site to site exploited holes in the system. In each website the worms act autonomously and without using or integrating them into other programs. The most famous worm of all time was the Internet Worm, which in 1988 was able to break the Internet into America, causing panic attacks around the world.</text:p>
      <text:p text:style-name="P64">Attack with Virus</text:p>
      <text:p text:style-name="P65">Viruses are the most common means of attacking internet security. The techniques they use are mostly mischievous and fraudulent. Their purpose is to install themselves into computing systems without the owner's own consent and to damage the integrity of the system. The ways they use it to succeed are other carriers painless, but<text:s/>in most cases they are painful as they cause data loss, or lead the whole system into configuration. Attack with "Detectors"</text:p>
      <text:p text:style-name="P66">Network traffic detectors are usually programs that are used to control security of computer systems. Their name stems from the fact that they are aware of all possible external points that a hacker could exploit in order to compromise system security. Although initially their creation was done for good purpose, later their mode of operation was exploited by aspiring hackers. Such programs are ISS, TCPdump, Nmap, SATAN and many more. The percentage of their use is 14.3% of the total of the tools.</text:p>
      <text:p text:style-name="P67">Attack to the TFTP protocol</text:p>
      <text:p text:style-name="P68">The Trivial File Transfer Protocol (TFTP) was designed from the outset for the uninterrupted "customer" startup.<text:s/>However, the necessary attention was not given to the access points of specific system directories, something 28 that resulted in someone being able to copy other files, such as the password file.</text:p>
      <text:p text:style-name="P69">Attack to the Internet Information Service (NIS)</text:p>
      <text:p text:style-name="P70">This is the implementation of Sun Microsystems "Yellow Pages" for distributed network information management (such as password files, network maps, etc.). Nonetheless, this information passed over the network and so anyone who was able to watch and intercept them. NIS (Network Information Service) was then replaced by NIS + (by Sun Microsystems again), which has now used cryptographic methods to perform the secure transfer of sensitive information.</text:p>
      <text:p text:style-name="P71">Attack file transfer protocol (FTP)</text:p>
      <text:soft-page-break/>
      <text:p text:style-name="P72">FTP is the secure file transfer protocol over the Internet, as is shown by its File Transfer Protocol. Through this file transfer protocol and at the same time an incorrect configuration, anyone who is able to intercept files on a computing system.</text:p>
      <text:p text:style-name="P73">Attack to the Network File System (NFS)</text:p>
      <text:p text:style-name="P74">NFS (Network File System) is a network archiving system and has been a pioneering implementation by Sun Microsystems. However, using a configuration error, it can "share" the network-stored files to malicious users who do not have the necessary authorization.</text:p>
      <text:p text:style-name="P75">Attach to Email (SMTP)</text:p>
      <text:p text:style-name="P76">The SMTP (Simple Mail Transfer Protocol) protocol is the TCP / IP communication protocol of the Mail Transfer Agents of the e-mail service. The main program used and the source of the problem (10.4%) is sendmail (in<text:s/>Berkeley UNIX systems). More recently, new, more secure programs have appeared for both UNIX platforms (eg email) and for Windows (Exchange Server) platforms.</text:p>
      <text:p text:style-name="P77">Attack to email</text:p>
      <text:p text:style-name="P78">This is another type of very often occurring attacks, which arise due to the problematic and incomplete use of SMTP. This is mail spoofing, mail bombs, binmail, mailrace, mail abuse. A more modern kind of attack on email accounts is the well-known spamming of all of us, namely bulk emails with inappropriate or insignificant content. Attack with "trusted computers"</text:p>
      <text:p text:style-name="P79">The problem of trusted attack originally occurs in UNIX-based computing systems. The term "trusted hosts" consists of facilitating users who have multiple accounts in different computing systems and should have direct access without delay for password identification.</text:p>
      <text:p text:style-name="P80">Attack by finding passwords</text:p>
      <text:p text:style-name="P81">The weakness and sensitivity of passwords is the most common form of attack on security than we have studied so far. The disclosure of a user's password to third parties can be made in many different ways, the most well-known of which are the following:</text:p>
      <text:p text:style-name="P82">1. Initially copy the password retaining file and then edit it,</text:p>
      <text:p text:style-name="P83">2. "Password cracking" by using special programs that try to guess the codes using common words,</text:p>
      <text:p text:style-name="P84">3. "Poor passwords". Here we have the codes that one can easily find, knowing the person to whom the account belongs (using the name, address, telephone, etc.).</text:p>
      <text:p text:style-name="P85">Attack with "slitting" codes.</text:p>
      <text:p text:style-name="P86">"Password cracks" are programs that enter a password file and use a common word dictionary used for codes to try to find as many passwords as possible to access a system. Indicatively, here we can say in a Unix operating system that has about 1000 users, and provided that system users are not trained to select difficult codes, a "snap" code is able to easily access a 40% of the total codes. Attack with "eavesdroppers"</text:p>
      <text:p text:style-name="P87">Packet sniffers are special programs that can monitor traffic within a network at IP packet level. With the techniques they develop, they are able to differentiate the messages they<text:s/>receive, but at the same time recognize the protocols that pass through the network. Packet<text:s/><text:soft-page-break/>sniffers are used for attacks typically on local networks and breaks passwords by tracking the person's typing from specific workstations. With their specific mechanisms, they can differentiate packets of messages that often contain useful information without affecting their content. On the other hand, the use of eyelids may also have positive effects for network and computer systems management, but in this case it is also important that such technologies are not used in a malicious way. The use of an eavesdropper often requires administrator privileges, although today, everyone is 32 "administrator" of the system's staff and even with an internet connection. For that<text:s/>reason. security from sniffers should be ensured at the level of the ISP.</text:p>
      <text:p text:style-name="P88">Attack by forging the IP address</text:p>
      <text:p text:style-name="P89">The IP spoofing technique is based on the capability that a node may have and claims to have the IP address of another. Once a multitude of systems<text:s/>determine which packages are allowed and which do not enter a network according to the sender's IP address, this is a useful technique in the hands of a hacker. This makes it possible to ensure access to services that are allowed on nodes with specific IP<text:s/>addresses. An external network may also send a packet of data that appears to have been sent from an internal node of a protected network, thus enabling commands to be executed, allowed to be executed only by internal nodes. IP address falsification is an<text:s/>important attack technique on networked computers. To gain access, hackers create packages with fake IP addresses. This exploits applications that use authentication based on the IP address of the sender and can even lead to gaining administrator access to<text:s/>the target system (for example, when using /etc/hosts.equiv or .rhosts). These attacks can be prevented by firewalls that check IP addresses before entering the local, trusted network. Attacks with IP address forgery are generally difficult to detect, since the first impression is that the attack has come from the forgeries. Verification is often delayed and this delay allows the hacker to act undisturbed for some time.</text:p>
      <text:p text:style-name="P90">Attack with IP piracy</text:p>
      <text:p text:style-name="P91">This is a complex attack that was first described by Steve Bellovin. With this type of attack a hacker is able to understand a user's connection to a server (also known as man in the middle) and executes commands that the user is entitled to. In addition, the user can see. For example, if the user writes a mail then the<text:s/>hacker can read his mail, and if he sends his credit card details he can see it. Initial Troubleshooting: By creating a user-encrypted connection to the server, we can prevent reading of data, data or commands as well as the use of the connection by the hacker who does not have the user's encryption key only see "garbage".</text:p>
      <text:p text:style-name="P92">Attack with IP address falsification.</text:p>
      <text:p text:style-name="P93">This type of attack first appeared in 1998. It is based on the IP spoofing technique described above, exploiting weaknesses in the implementation of<text:s/>IP and ICMP (Internet Control Message Protocol) protocols on network devices. Smurf is a special program that pretends to send packets from an unrelated sender (IP spoofing techniques are used here). The 34 packages are ICMP, which is used by key network<text:s/>functions (eg ping and traceroute services). By sending a ping packet to the broadcast address of a network, the sender receives a response from each of the nodes that received the ICMP ping packet (ie all nodes in the network). Although the ping packet is<text:s/>not large in size, however the amplification factor is equal to the number of machines. In a large B-class network where, for example, one-fourth of the address field is used, the answer is approximately 16,000 packages. It is<text:s/><text:soft-page-break/>obvious that with a few hundred ping packets can make the network useless, creating a Denial-of-Service denial. Cache overflow attack</text:p>
      <text:p text:style-name="P94">Attack methods, as we have seen, are many and different, some more complex and some simpler. This method is quite particular because in this case hackers invade computing systems without entering the corresponding connection data. The invasion is however done by using a program that is already running on the computer and through which hackers execute system commands. In order to do this we construct a large piece of characters that contains the commands that we want to perform as we mentioned above. This piece is used as input to the program. Under normal circumstances, the computer program does not run the code that is passed as a parameter. However, if<text:s/>the length of the text (character string) of the parameter exceeds the length given as the available space for passing the parameter, then a portion of it passes into the executable program space and runs (Buffer overflow). Throughout the process, the name of the method also appears.</text:p>
      <text:p text:style-name="P95">Attack Through Denial of Service (DOS)</text:p>
      <text:p text:style-name="P96">Denial-of-service attacks are considered to be the most insidious, and for this reason there is a great deal of difficulty in dealing with them. The concept of malice refers to the fact that it is hardly ever to be perceived. The methodology of this type of attack is simple and is described below: if sent to a server's network, applications larger in size than can normally serve, then the functions defined and consequently imposed by these<text:s/>applications use computing system resources . As a result, after a while, the server can not serve its clients due to lack of resources to perform these processes. [13] Distributed Denial of Service (D DOS)</text:p>
      <text:p text:style-name="P97">This is a methodology similar to the one we developed above. However, their difference is found in the combined attack attempt at a node by many different attackers. Dedicated service denial attack 36 is designed to trick the computer systems that the network monitors for attacks. The tools used are specialized and have proven that Intrusion Detection Systems do not do well in these attacks. Particular examples of such attacks are the attacks on Yahoo, e-Bay, Amazon, e-Trade that took place in 2000.</text:p>
      <text:p text:style-name="P98"> Affliction with "malicious code"</text:p>
      <text:p text:style-name="P99">The malicious code refers to a set of commands that appear to be performed by network users, but in practice they are designed to collect and exploit sensitive data such as passwords. In this category of attacks, attempts are made to connect through the Login program via http<text:s/>and telnet links.</text:p>
      <text:p text:style-name="P100"/>
      <text:p text:style-name="P101"/>
      <text:p text:style-name="P102">Assault with exploitation of social relationships</text:p>
      <text:p text:style-name="P103">Those who carry out the attacks are looking to find those elements that will enable them to invade a computing system by using social relationships and portraying them as others. This type of information retrieval can be done in large organizations that employees are unaware of each other. For example, they can show that they are new technicians or security advisors who need a password to do something. It is estimated that 20% of invasions come from social engineering information. In one case it has been reported that the hacker managed to<text:s/><text:soft-page-break/>get information and passwords, sharing leaflets in one company to change the help desk phone. Only the phone was his home. 4.4. Interception of Personal<text:s/>Data</text:p>
      <text:p text:style-name="P104">Misleading personal data on the internet is the process of deceiving a user to give his or her personal information to a "fake" website such as his address, identity number, bank account numbers, etc. such an activity allows a fraudster to intercept<text:s/>or even forge a user's data to gain unauthorized access to his or her data, such as personal accounts, subscriptions, e-mail, security passwords, etc. [4]. In this category we can also include Scams, although usually those who pursue them are not interested in personal user information such as those mentioned above but try to provoke compassion for human pain to make users to offer money to help in a supposedly good cause. An indicative example here is the fact that almost every major disaster such as earthquake, floods, hunger, war, have caused numerous online frauds, messages on websites that ask their users to offer money to help for a good purpose. All of the above violates the privacy of Internet users and also exploits data that has been intercepted such as passwords or credit card data for commercial profit or sabotage. Personal data can be intercepted via emails that deceive a user to subsequently visit fake websites, or during the browsing of any web site that is infected by io. Still by navigating through islands with untrue products and information. In addition, in more specialized cases, personal data can be intercepted when a user is browsing an isotope that is infected with programs that record personal and financial information that the user used to visit on pages that ask for it. 4.5. Preparation and Implementation of the Attack</text:p>
      <text:p text:style-name="P105">The methodology used by someone who prepares an attack is simple. Learn from the internet about the latest vulnerabilities in systems. It detects the network of an<text:s/>isotope to find such a vulnerability. If found begins its exploitation. Experienced hackers try to hide their system's real IP address. They use systems that have been captured and attacked by their next targets. The more experienced will try attacks from<text:s/>nodes that have access by telephone. Most of the tools used are automated so that they do not need user intervention. The tool starts and after several days the results are gathered. The tools, though many different, use the same strategy:</text:p>
      <text:p text:style-name="P106">• Create databases with accessible systems.</text:p>
      <text:p text:style-name="P107">• They find the operating system and services they offer.</text:p>
      <text:p text:style-name="P108">• Identify the vulnerability and exploit it.</text:p>
      <text:p text:style-name="P109">Although it seems that searching is something that easily locates the results show the opposite. Many managers do not<text:s/>monitor their network, but hackers are not always looking for a vacuum. They find a system and after they manage to "get in" they use it as a vehicle. They can either continue on the home network or start searching for much of the internet. If their detector is discovered, the system administrator from which the attack begins will be accused. Any new discoveries are shared with other hackers, greatly increasing their effectiveness. One attack is enough:</text:p>
      <text:p text:style-name="Βασικό"><text:span text:style-name="T110">⇒</text:span><text:span text:style-name="T111"><text:s/>Look after collecting this information in online dat</text:span><text:span text:style-name="T112">abases (just a search engine, such as astalavista, neworder), with vulnerability information by system and version to find methods of attack and apply them to the target system .<text:s/></text:span><text:span text:style-name="T113">⇒</text:span><text:span text:style-name="T114"><text:s/>Download the necessary software for the particular attack on the system and</text:span><text:span text:style-name="T115"><text:s/>if necessary, compile the code.<text:s/></text:span><text:span text:style-name="T116">⇒</text:span><text:span text:style-name="T117"><text:s/>Do the attack to gain access to administrator privileges, depending on the security system that exists. If there is a firewall or an automatic Intrusion Detection System (API), methods to overcome such as<text:s/></text:span><text:soft-page-break/><text:span text:style-name="T118">firewalking are<text:s/></text:span><text:span text:style-name="T119">applied.<text:s/></text:span><text:span text:style-name="T120">⇒</text:span><text:span text:style-name="T121"><text:s/>Install backpacks for later use.<text:s/></text:span><text:span text:style-name="T122">⇒</text:span><text:span text:style-name="T123"><text:s/>To set up sniffers for the network.<text:s/></text:span><text:span text:style-name="T124">⇒</text:span><text:span text:style-name="T125"><text:s/>Install DoS-Trojan (eg TrinOO, TFN, TFN2K etc.)<text:s/></text:span><text:span text:style-name="T126">⇒</text:span><text:span text:style-name="T127"><text:s/>Cover their traces from system logs. There are tools to delete data from logs. Such tools are grouped into suite of progra</text:span><text:span text:style-name="T128">ms called rootkits (eg Irk4). The rootkits are designed to provide a complete attack environment, even to hide the actions of the hacker (eg ps, netstat), clean the logs (eg clean), leave back doors (e.g. eg as login, inetd) and record the actions of the a</text:span><text:span text:style-name="T129">dministrator (eg linsniffer).<text:s/></text:span><text:span text:style-name="T130">⇒</text:span><text:span text:style-name="T131"><text:s/>Continue to attack from this node. If it is a D DOS attempt, it can install a master control program to coordinate the attack on the target computer in every 20 systems. The tools used by hackers are usually extremely simple</text:span><text:span text:style-name="T132"><text:s/>and fully automated. A typical toolkit includes network scanners, password cracking tools, packet sniffers, trojan horses, log cleaners, action detectors systems. Their purpose is to acquire root rights in the easiest and fastest way. They usually rely on</text:span><text:span text:style-name="T133"><text:s/>the assumption that there is a vulnerability and try first of all the known ones. The hackers' war is judged by the available tools, constant information, reaction speeds for closure of the vulnerabilities and the available time for this job. Attacks are<text:s/></text:span><text:span text:style-name="T134">done all the hours, however, mainly in the early morning.</text:span></text:p>
      <text:p text:style-name="P135">CHAPTER 5</text:p>
      <text:p text:style-name="P136">Methodologies to improve security</text:p>
      <text:p text:style-name="P137">5.1. General Safety Methodology</text:p>
      <text:p text:style-name="P138">The need to ensure security in local and other networks and in broadband networks makes it increasingly necessary to create the barriers that are necessary for physical access to equipment, the network, and applications. At the given time, there is no network security system that is 100%, and it is even more likely that such a system will not be built due to the unprofitable<text:s/>cost it encloses [5]. For this reason, most seek to simply build a secure system whose implementation costs will be marginally higher than the cost of a malicious attack. To build such a system, whatever its cost, it takes a number of actions, which are the actions for creating a software or hardware unit. These actions are requirements analysis, design, implementation, testing and final operation. More specifically, we have the following actions:<text:s/></text:p>
      <text:p text:style-name="P139">1. An analysis of requirements, ie a detailed analysis of the risks that are likely to occur along the way, and the inventory of the resources we want to protect from attacks, needs to be analyzed. Regarding the recording of risks it is necessary to have a good knowledge of the tools and methods by which the malicious attacks are carried out.<text:s/></text:p>
      <text:p text:style-name="P140">2. We need to define and define the security policy we choose to pursue.<text:s/></text:p>
      <text:p text:style-name="P141">3. We need to design the security system we will be building. Speaking of design, we mean architecture<text:s/></text:p>
      <text:p text:style-name="P142">4. The software or hardware to be built should<text:s/>also contain security services that should be decided from the outset and before it is implemented.<text:s/></text:p>
      <text:p text:style-name="P143">5. We have planned how to deal with an attack incident to inform our users 6. Be always up to date on the latest security news.<text:s/></text:p>
      <text:p text:style-name="P144">To achieve this we have a<text:s/>satisfactory level of security, we need to analyze the above to satisfy the existence of six key points of security:<text:s/></text:p>
      <text:soft-page-break/>
      <text:p text:style-name="P145">1. Confidentiality of information: ensuring that information is accessible to right users (eg projects for the new product are accessible<text:s/>to some users)<text:s/></text:p>
      <text:p text:style-name="P146">2. Authentication: verifying the authenticity of a user or computing system (eg, how the user is actually requesting access)<text:s/></text:p>
      <text:p text:style-name="P147">3. Avoiding (eg copying a file)<text:s/></text:p>
      <text:p text:style-name="P148">4. Integrity of the data: ensuring that the data has not changed and is the same<text:s/>as originally placed (eg the contents of the study have not been altered by any third party)<text:s/></text:p>
      <text:p text:style-name="P149">5. Access control: ensuring that resources are under the exclusive control of authorized users, assuring that the user requesting access is authorized to do so (e.g. e.g. a change in an employee's file is allowed only to authorized persons)</text:p>
      <text:p text:style-name="P150"><text:s/>6. Availability of resources: ensuring that the data are available at the request of the services and servers (eg, immediate data recovery and after-attack services).</text:p>
      <text:p text:style-name="P151"><text:s/>5.2. Risk Assessment</text:p>
      <text:p text:style-name="P152">It is very important to understand that in implementing the security one can not ask the question "what is the best firewall, install it". There are two extremes: absolute security and absolute freedom of access. A good approximation to the absolute certainty we have when our computer is not connected to the network is not connected to the electricity, closed, locked in a safe, built with enormous amounts of cement to a great depth, with only entrance is guarded by costly guards [4]. Unfortunately this is not so useful. On the other hand, a computer with full freedom of access is terribly easy to use, but it may end up useless because without rules of use anyone can do what it wants by destroying its functionality either deliberately or ignorantly. Most people have an image for the tolerable risk level for every action (even if it is accessible not pidame from our house window to quickly go down the street to catch the bus to work and can try if in danger our life). Each organization must therefore decide on its systems, where it needs to be, between absolute security and ultimate ease of access. A security policy must identify the resources that are of value to the organization, the possible threats, and then propose an appropriate security policy on how to secure the resources from potential threats [5]. As we mentioned in a previous chapter, it is important to identify all the resources that should be protected. The categorization of resources to be protected is as follows: 49 1. Hardware: Central Processing Unit, workstations, personal computers, printers, disks, communication lines, servers, routers. 2. Software: source code, code object, tools, diagnostic programs, operating systems, communication programs. 3. Data: Archived off-line, stored on-line, backed up during processing. 4. Human resources: Users, managers, technicians, etc. 5. Documentation: Programs, hardware, systems, local management processes. 6. Support Material: Publications, forms, magnetic media etc. Once the resources to be protected are recorded, their potential threats should be identified. Classic threats that may accept a system are the following: [5] 1. Purposeful threat (Hacking, Denial of Service, spying) 2. unplanned threats (e.g. incorrect sending by mail critical data<text:s/>to a group of recipients) 3. Natural Environmental Threats (Earthquake) 50 4. Non-physical threats (arson, power failure) 5. Unauthorized access to media and / or information. 6. Unidentified and / or unauthorized disclosure of the information. 7. Remove<text:s/>/ deny the services offered. Trust plays an important role in implementing security policy. The first step is to decide who has<text:s/><text:soft-page-break/>access, what resources, what kind of (manager, simple user, operator), and describe the implementation model with user groups.<text:s/></text:p>
      <text:p text:style-name="P153">5.3. Security Policies</text:p>
      <text:p text:style-name="P154">Security policy is the set of rules that regulate user access to an organization's information systems. Without the existence of a security policy, there is no general framework for security. The policy defines what behavior is allowed within the organization in the use of the services offered, through procedures to be followed by all. [4] Security policy is a good method for building a consensus amongst the organization's staff. Users face policies as a brake of productivity or a way<text:s/>to control employee behavior, refusing to give in to monitoring. 51 Decisions made about network security by its administrator determine how secure a network is and how easy it is to use it. First of all, it should be decided what is appropriate to preserve. When this is done, the limitations that should be set in order to have the desired result should be defined. The objectives are determined by the following factors [5]: 1. Services offered in relation to network security. There are cases where the use<text:s/>of some services increases the risk of lifting the security of a network, resulting in the cost of these services being greater than their benefits. In such cases it is preferable to abolish the service. 2. Ease of use with regard to the security offered.<text:s/>The easiest system to use is that which offers instant access without the existence of passwords. However, such a system does not offer any safety. By using password, the system becomes a bit more difficult because each user has to remember his password but at the same time it becomes safer. 3. Security cost against the risk of loss. There are several types that determine the cost of security such as: 4. Cost of hardware or software purchase, such as firewalls and on-time password generators 5. Performance<text:s/>(coding and decoding takes some time) as well as ease of use. There are also several levels of risk such as: 1. Lack of privacy (eg reading of information from third parties), 2. Loss of data (deletion of data) or 3. Loss of services (use of network resources, denial of network access, a.). All of the above must be taken into account for the implementation of network security. A security policy to be appropriate for the organization should be acceptable to all employees. There should also be policy support<text:s/>and the agency's management to achieve its goals. The groups of employees involved in a security policy are: 1. Simple users, who are the first and most important ones to understand why they are addressed to them. 2. Support staff - they will implement and<text:s/>support security policy 3. Administrative staff - determine the degree of protection of most data and bear the financial cost of the policy to be implemented 53 4. Legal counselors - who are interested in the reputation and the legal coverage of the organization Finally a security policy should have the following features: 1. Implementable: There are realistic system management rules for each part of the organization, instructions for use various resources, installed security systems. 2. It should be followed by everyone: Users should understand that deviations are not made to facilitate them. They should themselves adapt their day-to-day activities to security rules. But it should not be too rigid because then users will try to find ways to overcome the rules. 3. Flexible: To be viable, a security policy should depend on the hardware and software that exists so that it can to adapt its rules according to their specifications. It should also recognize the exceptions that can be made to safety rules according<text:s/>to the needs to be presented. For example, a system administrator may need a user's password for a system. 4. It should balance the protection of the organization with productivity. If the rules are too strict, users will find ways not to apply them. Technical inspections are not always feasible 54 5. Upgradable: The rules put forward should be readjusted and follow the evolution of the organization.</text:p>
      <text:soft-page-break/>
      <text:p text:style-name="P155">5.4. Network Security Rules</text:p>
      <text:p text:style-name="Βασικό"><text:span text:style-name="T156">The network security policy determines:<text:s/></text:span><text:span text:style-name="T157">⇒</text:span><text:span text:style-name="T158"><text:s/>Who installs new devices on the netwo</text:span><text:span text:style-name="T159">rk<text:s/></text:span><text:span text:style-name="T160">⇒</text:span><text:span text:style-name="T161"><text:s/>Who is notified of any such installation<text:s/></text:span><text:span text:style-name="T162">⇒</text:span><text:span text:style-name="T163"><text:s/>How is such a change documented?<text:s/></text:span><text:span text:style-name="T164">⇒</text:span><text:span text:style-name="T165"><text:s/>What are the changes to the network's map<text:s/></text:span><text:span text:style-name="T166">⇒</text:span><text:span text:style-name="T167"><text:s/>What new security requirements<text:s/></text:span><text:span text:style-name="T168">⇒</text:span><text:span text:style-name="T169"><text:s/>How are the non- secure devices In addition, the security policy for the organization's data pro</text:span><text:span text:style-name="T170">tection defines the following:<text:s/></text:span><text:span text:style-name="T171">⇒</text:span><text:span text:style-name="T172"><text:s/>Critical levels of the information in circulation<text:s/></text:span><text:span text:style-name="T173">⇒</text:span><text:span text:style-name="T174"><text:s/>Who has access to sensitive information 55<text:s/></text:span><text:span text:style-name="T175">⇒</text:span><text:span text:style-name="T176"><text:s/>On ECN access to such information available to the user groups<text:s/></text:span><text:span text:style-name="T177">⇒</text:span><text:span text:style-name="T178"><text:s/>How is stored and transmitted such information<text:s/></text:span><text:span text:style-name="T179">⇒</text:span><text:span text:style-name="T180"><text:s/>What<text:s/></text:span><text:span text:style-name="T181">systems such information is stored<text:s/></text:span><text:span text:style-name="T182">⇒</text:span><text:span text:style-name="T183"><text:s/>What systems such print data from user side security policy should specify the following: 1.The responsibility of users to protect the data they have in their personal accounts 2.If users can read and copy files that do</text:span><text:span text:style-name="T184"><text:s/>not belong but they have access 3.If users can alter files that do not belong to them but have right to write to them 4.If users can get backups of configuration files from the organization's core systems 5.If ​​users can share files for sharing 6.If user</text:span><text:span text:style-name="T185">s can create legally purchased copies 7. The level of use of Mail, Web, News by users or by user groups The security policy for user accounts should determine: 1. Who has the power to accept account opening requests 2. Who is allowed to do use the resource</text:span><text:span text:style-name="T186">s of the organization 3.If users share their account with others or have more than one organization account 4. Users rights and responsibilities for using the resources available to them 5. When the account of one ch 6. Rules for user passwords The remote<text:s/></text:span><text:span text:style-name="T187">access security policy should specify [5]: 1. Who has the right of Authentication 2. What are the allowed methods for remote access 3.If dial-out modems are allowed 57 4.If there is a record of users using this service 5.If ​​callback is enabled 6.Which da</text:span><text:span text:style-name="T188">ta is allowed for remote access The security policy in the configuration management process defines: 1. How is new hardware and software being tested and installed in the organization's systems 2.While changes in hardware and software are documented 3. Who</text:span><text:span text:style-name="T189"><text:s/>is informed of any changes in hardware and software 4. Who has the power to make changes to the hardware or software system software of the organization 5.Which procedure can be an exception to a rule for a certain period of time 6.When managing the firew</text:span><text:span text:style-name="T190">alls, asking for changes and how they are approved Security policy in the event of some the problem (invasion) determines: 1.Direct support process by qualified personnel 58 2. The first, immediate actions to be done 3. The way an invasion will be handled<text:s/></text:span><text:span text:style-name="T191">4. What information should be recorded for later use 5. Who should be notified and how long? The security policy for the backup process determines: 1. What are the files that are being backed up (system files, user files) 2. How often does the backup proce</text:span><text:span text:style-name="T192">ss take place 3. If there is Disaster Recovery whichever is right executable after some malfunction. 4. Keep magnetic media.</text:span></text:p>
      <text:p text:style-name="P193"><text:s/>5.5. Security with Firewall</text:p>
      <text:p text:style-name="P194">Linking a system to the Internet provides full two-way communication with it. This<text:s/>possibility can not be said that 59 is in all cases desirable, since there are few cases where confidential information which was in the systems of an organism leaked. To have a kind of separation between the organization's Internet and the Internet there<text:s/>is a group of systems that creates a security wall between the two networks. Their use of course helps to increase security, but it does not guarantee it. Proper design of the perimeter and configuration of the systems is essential for their proper operation. A firewall can offer: 1. A point of application of security decisions 2. A means of implementing security policy 3. A way of recording network traffic 4. A barrier to unwanted attacks On the contrary a firewall can not protect against: 1.Internal users<text:s/>intending to attack 2.Interfaces that do not pass through it 3.Excellent new types of threats-attacks 60 4.Water, efficient 5.Mainties in configuration<text:s/><text:soft-page-break/>Nevertheless, even with the use of firewall we can have absolute security on the network. When talking<text:s/>about security, we need to take into account the cost of protection, the complexity of our system and the ease of use. The firewall interacts with the internet and requires special attention to its installation and proper configuration. Firewall is therefore a mechanism used to control access to and from the network with the ultimate goal of protecting the network. A firewall acts as a gateway from which all traffic to and from the external network passes. By using a Firewall, communication between the protected network and any other network is restricted. In general, a firewall could be likened to a wall between the internal network and an external network (eg the Internet). The main feature of this wall is to find the roads - gates from which it can pass certain information. The most critical part of implementing the firewall is to find the criteria that will determine which packages are allowed and which do not pass through these gates. A firewall may be a combination of routers, network segments, and computers that have a host role. Depending on the mode of operation of the device, there are different types of installations. Below are some elements of firewalls [5]: 61 1. Bastion host: A general purpose computer used to control access between the intranet<text:s/>and the Internet. Usually their operating system is of the Unix class that has been modified, removing specific commands and services to reduce its capabilities to the minimum necessary to support the services allowed. 2. Router: A special purpose computer<text:s/>that interconnects two networks. Manages packets moving between networks, launching traffic to the appropriate networks. 3. Access Control List (ACL): Many routers have the ability to process their routing packages and allow (or not) their traffic depending on whether or not they meet certain conditions. These include the address of the sender, the recipient, the port that the service responds to, etc. So you can create lists of rules that need to be met in order to access a server or service. Demilitarized Zone (DMZ): is a critical component of the network located between the private network that protects the firewall and the internet. It is an area that belongs to the internal structure of our network, but its nodes do not enjoy the trust of the nodes of<text:s/>the rest of the network. The purpose of this zone is of strategic importance for the security of our network and allows for access to nodes and services of the internal network. External internet users can access only the nodes in this zone, and they can also access nodes on the internal network. 62 In the event of an attack, the hacker will have to face a second defense wall. 5. Proxy: When a server acts as if it were someone else. For example, a node that can bring a page from the internet must be set up<text:s/>as a proxy server and a node requesting that page but inside the network must be set up as a proxy client. In this way when a node from our internal network requests a page from the internet, the proxy server asks for it on behalf of the client and delivers it to him. In this way, only proxy servers come into contact with the internet, enhancing the security of our internal network. The most suited to the security problem is rarely a single technology or device. It usually consists of careful selection and<text:s/>combination of different technologies and devices that solve different problems [5]. The firewalls can be one or more of the following: Packet-filtering router, Application-level gateway (or proxy server). Packet-Filtering Routers What is most readily perceived by a firewall is the function associated with a filtering router. A router moves data to and from one or more networks. A regular router takes a packet from an 'A' network and routes it to its destination a 'B' network. A filtering router does exactly the same as a simple router, but also decides whether or not to launch a packet. This is accomplished by installing some filters based on which the router decides what to do with any packet that reaches it. Additional elements to consider in order to build a secure filtering plan are whether the router redefines the filtering commands and whether it is possible to apply filters for<text:s/><text:soft-page-break/>incoming or outgoing packets to each interface. Another important issue is the ability to develop filters based on IP header<text:s/>choices and packet slicing. Making a good filter is very difficult and requires full understanding of the protocols we want to filter. A packet filter router decides whether or not to pass each packet. The router examines each datagram to decide whether it<text:s/>matches one of the filtering rules of the packets. The information is IP sender, IP recipient, (TCP, UDP, ICMP, or IPTunnel), TCP / UDP port source, TCP / UDP port destination. [8] Application level gateways Application portals allow the administrator to<text:s/>implement a stricter security policy. The system installs proxies of applications that allow access to external users only through them, and any other use is prevented by the firewall. Users are allowed to access the gateway services but are not allowed to<text:s/>login to it. For better network security, filters limit the access of two connected networks to a single host called bastion host. To reach a packet on the subnet, it must go through the bastion host. This reduces the number of directly accessible nodes in the networks, resulting in more security. In this case, services are promoted again by the bastion host 64 Proxy servers are used to access the data in a secure manner. Several applications are compiled into a machine, this machine is the bastion host that acts as a proxy server for various services such as Telnet, SMTP, FTP, HTTP, etc. However, it is possible to use different hosts for each of the above services. In this case, instead of connecting directly to an external server, the client connects to the proxy server, which in turn connects to the external server. Using a proxy server can bring significant benefits. In principle, an access control list for the different services can be added, requiring users and systems to have some authentication form<text:s/>before allowing them access to some of the services. There are also "smart" proxy servers called Application Layer Gateways (ALGs), which can block specific subsections of a protocol. For example, an ALG for FTP can separate the put command from the get command. So an organization can allow its users to "download" files but not let them take the files of their own systems. Also, proxy servers can be configured to encode data flows based on various parameters. Such features can be used by organizations to achieve secure interconnection of their sites over the Internet. The advantages of this type are greater security as these systems "run" a reduced set of applications and a secure operating system. Access to internal systems is done by the proxy only, thus preventing direct connection. Filtering rules are pretty much 65 easier to implement and verify for their correctness. The biggest disadvantage is that users need to change their behavior or set up specialized software that will give more flexibility to internal users without compromising the security offered. Hybrid Systems The combination of two cases leads to better results and usually the implementation includes both packet filtering and proxy applications. In addition to having a network of different third parties, firewalls allow remote access to legitimate users. The best firewall on a network is achieved by combining two screening routers with one or more proxy servers placed between the two routers. With this method, the external router prevents IP spoofing, source routing, and packet fragments, while allowing the proxy server to provide security to higher-level protocols. The purpose of the internal router is to block all traffic except that of the proxy server. Many firewalls can hold a log file to<text:s/>update administrators. Many times intruders try to manipulate log files. It is therefore appropriate to safeguard this information. For this purpose there are several methods such as:<text:s/> Write-once<text:s/> WORM drives 66<text:s/> Paper logs<text:s/> Central control of logging<text:s/>through useful tools such as syslog. Safeguard log-logged information via serial port connection to a computer that keeps Log on file.</text:p>
      <text:p text:style-name="P195">5.6. Security Services</text:p>
      <text:soft-page-break/>
      <text:p text:style-name="P196">In order to secure a network, there are some key points that need to be studied and implemented. An effort should be made to protect all the critical elements of the network. Many managers only deal with node safety. It is preferable to protect only the nodes for two reasons: 1. is something that can be easily achieved; 2. hosts are the "most" attacked<text:s/>"elements" of the network; however, it is equally important to protect all network devices. If the network is "open" to third parties, one can change the routing of packets and intercept critical information (eg passwords). It can also access the network<text:s/>management system or its various services such as (DNS, NFS, NTP, WWW). Another factor that should be taken into account is the human error. An administrator may not properly configure a node, so trouble mode affects users who use that host. The problem is<text:s/>increased when the configuration is wrong on a basic device (eg a router), where all network users are immediately affected. There are some classic problems that make a network vulnerable. One of these is the unavailability of the service after an attack.<text:s/>In this case, it is not possible to transfer data. A network comes into this situation in two ways:</text:p>
      <text:p text:style-name="P197">1. Attack to routers.</text:p>
      <text:p text:style-name="P198">2. Network flooding. At this point it should be noted that the term router, apart from the classic routing devices, means "data" such<text:s/>as firewalls, proxy servers and so on. Attacking a router is intended to stop the packet from being shipped or forwarded to the wrong location. In this situation, a router can be found when it is not configured properly, or when it is bombarded with packages that it does not advance, so its performance gradually decreases. The congestion of a network differs from that of the router because the packets are addressed to all the devices in the network. The "ideal" congestion is achieved when a packet goes to<text:s/>all network nodes that send it back or create problematic packets that are collected by the hosts that in turn promote them again. Another classic problem is that of spoofing. In the case of spoofing the packages, before they reach the recipient, pass through an intermediate host. The diagnosis of spoofing is generally difficult because most of the time the information that arrives at the recipient is not altered. To solve the above problems, known protocols such as RIP-2 and OSPF are used. Password protection achieves the minimum required protection of the network since it is not possible to access its resources directly from a third party. There are the following levels of protection:<text:s/> Clear text password<text:s/> Cryptographic checksum<text:s/> Encryption CPU and bandwidth are not charged using passwords.</text:p>
      <text:p text:style-name="P199">Checksums can not pass packets that do not belong to the network even when the attacker has direct access to network resources. Better network protection is achieved by encrypting all information and routing updates.<text:s/>In this way an attacker is difficult to understand the network topology. The downside of encryption is the overhead we have in the update process. Both RIP-2 and OSPF support the use of clear text password. Sometimes it is possible to support MD5 encryption as well. Unfortunately, there is still no secure protection against network bottlenecks. The positive thing in this case is that congestion is immediately apparent and can be addressed in relatively simple ways. If we are interested in the interconnection of businesses, organizations, consumers and customers, there must be some sort of understanding of the standards that will be used to expand the business network to the customer. The agreed standards include firewall configurations, digital authentication mechanisms, application handling practices, and data exchange structures. More and more companies are leaving proprietary closed protocols and applications and are using standard open Internet protocols with which they can provide web pages, e-mail capabilities to work with their clients, use client-server applications. By trying to lead the<text:s/><text:soft-page-break/>network to the next level of security, we have as allies Internet technology and open protocols. In addition, there are many types of services offered each with its own security requirements. For example, a service used only internally on a site (eg NFS) may require different protection mechanisms from another that is used for access by external users. Many times the exclusion of external access to a server may be sufficient because of the nature of the service offered. However, a Web Server that is accessible from all over the world requires internal protection. This means that the service, the communication protocols and the server must be protected in such a way as to avoid any unauthorized access and modification of the files from which the information to be published is derived. From the above it appears that the services provided internally have to be differentiated from those provided externally because they have<text:s/>different protection requirements. This means that these two types of services 70 must be installed independently on different servers. Sometimes, in order to achieve a better level of security, some sites are defined by different sub-networks - others accessible by internal users and others accessible by anyone - for the provision of these services. In these cases, there is often a firewall linking the different subnets. Particular attention should be paid to the proper operation of the firewall. In large<text:s/>organizations, there is a growing interest in using intranets, through which the interconnection of different parts of an organization (eg, a company's domains) is achieved. Although there is a general distinction between external and internal services, sites using intranets should take into account that it is a service that is not public, not so exclusively private. Therefore, such a service needs its own system to support it, which will be differentiated from the support systems for external and internal<text:s/>services. One type of external service that deserves particular reference is that of services that allow anonymous access. Such services are anonymous ftp and unauthenticated access. It is extremely important to ensure that the servers of these services are carefully isolated from the other servers and that external users should not have access to the file systems. Also, particular mention needs to be made for anonymous access services that give subscription rights to users. Because the site hosting a service is responsible for the content of the information it publishes, careful monitoring of the information that anonymous users are importing is required. The most popular services in the network society and the Internet are: name service, password key service, authentication / proxy server, electronic mail, www, file transfer &amp; NFS. Since these are the most commonly used services, they are the most obvious attack points. In addition, it must be stressed that a successful attack on one of these services can lead to more general problems.</text:p>
      <text:p text:style-name="P200">CHAPTER 6</text:p>
      <text:p text:style-name="P201">Conclusions</text:p>
      <text:p text:style-name="P202"/>
      <text:p text:style-name="P203">Most of the protocols used today have not changed since they were defined, at the time of ARPA's research and education network, trust was the norm. In order to have a secure base for the critical future<text:s/>applications of the internet, we need to address the serious shortcomings that exist today. The lack of encryption for secure data transmission and the authenticity of information, the lack of cryptographic certification to ensure the authenticity of the<text:s/>source of the information and the lack of cryptographic checksum to ensure the integrity of stored data, and also the routing information itself. The new protocols proposed by the IETF (Iinternet Engineering Task Force), such as Ipng or lp6, can lead to a<text:s/>safer environment. In the future, certification protocols will be gradually supported by<text:s/><text:soft-page-break/>technologies that currently certify individuals (eg in their work environment), using smart cards, fingerprint readers, face recognition, iris, voice, etc. Designing,<text:s/>analyzing and the implementation of protocols will be the subject of continuous research. The goal, which is a 100% secure protocol (safe as well as the cryptographic algorithm that supports it), is not far off.</text:p>
      <text:p text:style-name="P204">Research in this area is being conducted to<text:s/>improve the ability of networking systems to detect how they have been attacked. Detection of violations is recognized as a difficult research area still in its infancy. There are two areas in this area, anomalies detection and pattern recognition.</text:p>
      <text:p text:style-name="P205">Anomaly<text:s/>detection research is based on the definition of "normal" behavior patterns, networks, services, users, and the detection of behaviors that are very different (anomaly). Standard behavior patterns are typically determined by aggregating data for a period<text:s/>of time appropriate to provide a typical sample of behavior of the licensed users and the processes of the systems. The basic difficulty that needs to be addressed is that normal behavior is volatile due to a variety of harmless actions that may allow violations. Many of the actions of an attacker are not different from the actions of authorized users. The second major area is the recognition of standards. The goal here is to identify sequence of events in the behavior of the network, servers and users coming from known attack scenarios. One problem with this approach is the plurality of different scenarios that arise from the differentiation of strategy applied by each attacker using the same method. A second problem is that new types of attacks that are not known for attack patterns, ie their "signature", can not be addressed by this approach. Finally, there is a need to find tools and techniques for identifying attacks originating from different parts of the Internet but being coordinated by a Distributed<text:s/>Denial of Service (DdoS), as well as protocols to track the principle of attacks. Current software creation methods do not have to show remarkable achievements in terms of security. More often than not, the security issue is after the basic design of the software. The creation of secure software must be able to display software behavior that contributes to the system's survival ability despite the attacks it receives. As a survival capability, it is defined as the ability of a system to continue to perform<text:s/>critical functions, with scheduled scheduling, even if part of system resources have been attacked or damaged. The term system has a broad meaning and includes clusters of systems and networks. Although principles and methods that have to do with survival<text:s/>are characteristics of living beings, they can be implemented with traditional, technically distributed collaborative network elements that exchange information about security problems and drastically change and adapt as a reaction to security threats.</text:p>
      <text:p text:style-name="P206">Downloading interesting, informative and entertaining content from the web pages of the web, locally to the computer is one of the main activities of net surfing. The content that is interesting in terms of security has to do with the downloading of the code<text:s/>being executed The executable content can provide the retransmission of a meeting, music, 3D graphics or dangerous code that can erase the contents of the disk from the</text:p>
      <text:p text:style-name="P207">workstation. The code is written in JAVA or ActiveX and is called applet (JAVA) or Control Panel (ActiveX). Web programming languages ​​introduce new Internet security issues because they are downloaded, stored and executed without checking the source code. This is simply done by surfing the web, without the user being aware of the fact many<text:s/>times. JAVA has internal security mechanisms, but security experts know how to overcome them.</text:p>
      <text:soft-page-break/>
      <text:p text:style-name="P208">The mechanism for securing the code is to encrypt the checksum of the code and its certification by the manufacturer. However, in the years to come, this problem<text:s/>will intensify and the only obvious precaution is the encryption and the readiness of the users.</text:p>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soft-page-break/>
      <text:p text:style-name="P238">ΒΙΒΛΙΟΓΡΑΦΙΑ</text:p>
      <text:p text:style-name="P239"/>
      <text:list text:style-name="LFO1" text:continue-numbering="true">
        <text:list-item>
          <text:p text:style-name="P240"><text:a xlink:href="https://scholar.google.gr/" office:target-frame-name="_top" xlink:show="replace"><text:span text:style-name="T241">https://scholar.google.gr/</text:span></text:a></text:p>
        </text:list-item>
        <text:list-item>
          <text:p text:style-name="P242">Ασφάλεια Δικτύων Υπολογιστών, Συγγραφείς : Πομπορτσης, Παπαδημητριου</text:p>
        </text:list-item>
        <text:list-item>
          <text:p text:style-name="P243">Ασφάλεια Δικτύων Υπολογιστών, Συγραφείς : Γκριτζαλης, Κατσικας</text:p>
        </text:list-item>
        <text:list-item>
          <text:p text:style-name="P244">Firewalls And Internet Security, by William R.</text:p>
        </text:list-item>
        <text:list-item>
          <text:p text:style-name="P245">Check Point Firewall, by Steven Dangerfield</text:p>
        </text:list-item>
      </text:list>
      <text:p text:style-name="P246"/>
      <text:p text:style-name="P247"/>
      <text:p text:style-name="P248"/>
      <text:p text:style-name="P2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el" style:country-asian="GR" fo:hyphenate="tru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Κεφαλίδα" style:display-name="Κεφαλίδα" style:family="paragraph" style:parent-style-name="Βασικό">
      <style:paragraph-properties fo:margin-bottom="0in" fo:line-height="100%">
        <style:tab-stops>
          <style:tab-stop style:type="center" style:position="2.884in"/>
          <style:tab-stop style:type="right" style:position="5.768in"/>
        </style:tab-stops>
      </style:paragraph-properties>
      <style:text-properties fo:hyphenate="false"/>
    </style:style>
    <style:style style:name="ΚεφαλίδαChar" style:display-name="Κεφαλίδα Char" style:family="text" style:parent-style-name="Προεπιλεγμένηγραμματοσειρά"/>
    <style:style style:name="Υποσέλιδο" style:display-name="Υποσέλιδο" style:family="paragraph" style:parent-style-name="Βασικό">
      <style:paragraph-properties fo:margin-bottom="0in" fo:line-height="100%">
        <style:tab-stops>
          <style:tab-stop style:type="center" style:position="2.884in"/>
          <style:tab-stop style:type="right" style:position="5.768in"/>
        </style:tab-stops>
      </style:paragraph-properties>
      <style:text-properties fo:hyphenate="false"/>
    </style:style>
    <style:style style:name="ΥποσέλιδοChar" style:display-name="Υποσέλιδο Char" style:family="text" style:parent-style-name="Προεπιλεγμένηγραμματοσειρά"/>
    <style:style style:name="Παράγραφοςλίστας" style:display-name="Παράγραφος λίστας" style:family="paragraph" style:parent-style-name="Βασικό">
      <style:paragraph-properties fo:margin-left="0.5in">
        <style:tab-stops/>
      </style:paragraph-properties>
      <style:text-properties fo:hyphenate="false"/>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style>
    <style:style style:name="Ανεπίλυτηαναφορά" style:display-name="Ανεπίλυτη αναφορά" style:family="text" style:parent-style-name="Προεπιλεγμένηγραμματοσειρά">
      <style:text-properties fo:color="#605E5C" fo:background-color="#E1DFDD"/>
    </style:style>
    <style:style style:name="Επικεφαλίδα1Char" style:display-name="Επικεφαλίδα 1 Char" style:family="text" style:parent-style-name="Προεπιλεγμένηγραμματοσειρά">
      <style:text-properties style:font-name="Times New Roman" style:font-name-asian="Times New Roman" fo:font-weight="bold" style:font-weight-asian="bold" style:font-weight-complex="bold" style:letter-kerning="true" fo:font-size="24pt" style:font-size-asian="24pt" style:font-size-complex="24pt" style:language-asian="el" style:country-asian="G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kos Melakis</meta:initial-creator>
    <dc:creator>Nikos Melakis</dc:creator>
    <meta:creation-date>2019-01-15T11:28:00Z</meta:creation-date>
    <dc:date>2019-01-15T15:01:00Z</dc:date>
    <meta:template xlink:href="Normal.dotm" xlink:type="simple"/>
    <meta:editing-cycles>4</meta:editing-cycles>
    <meta:editing-duration>PT2880S</meta:editing-duration>
    <meta:document-statistic meta:page-count="21" meta:paragraph-count="133" meta:word-count="10414" meta:character-count="66517" meta:row-count="468" meta:non-whitespace-character-count="56236"/>
  </office:meta>
</office:document-meta>
</file>